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8D000000FC49A81795817894E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Helv" svg:font-family="Helv" style:font-family-generic="roman" style:font-pitch="variable"/>
    <style:font-face style:name="MS Gothic" svg:font-family="'MS Gothic'"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153in" fo:margin-left="-0.0035in" fo:margin-top="0in" fo:margin-bottom="0in" table:align="left" style:writing-mode="lr-tb"/>
    </style:style>
    <style:style style:name="Table1.A" style:family="table-column">
      <style:table-column-properties style:column-width="2.7764in"/>
    </style:style>
    <style:style style:name="Table1.B" style:family="table-column">
      <style:table-column-properties style:column-width="2.0667in"/>
    </style:style>
    <style:style style:name="Table1.C" style:family="table-column">
      <style:table-column-properties style:column-width="1.7722in"/>
    </style:style>
    <style:style style:name="Table1.1" style:family="table-row">
      <style:table-row-properties fo:keep-together="auto"/>
    </style:style>
    <style:style style:name="Table1.A1" style:family="table-cell">
      <style:table-cell-properties fo:padding-left="0.0785in" fo:padding-right="0.075in" fo:padding-top="0in" fo:padding-bottom="0.0785in" fo:border="0.5pt solid #000000"/>
    </style:style>
    <style:style style:name="Table1.2" style:family="table-row">
      <style:table-row-properties style:min-row-height="0.3438in" fo:keep-together="auto"/>
    </style:style>
    <style:style style:name="Table2" style:family="table">
      <style:table-properties style:width="6.7549in" fo:margin-left="-0.0049in" fo:margin-top="0in" fo:margin-bottom="0in" table:align="left" style:may-break-between-rows="false" style:writing-mode="lr-tb"/>
    </style:style>
    <style:style style:name="Table2.A" style:family="table-column">
      <style:table-column-properties style:column-width="6.6389in"/>
    </style:style>
    <style:style style:name="Table2.B" style:family="table-column">
      <style:table-column-properties style:column-width="0.1153in"/>
    </style:style>
    <style:style style:name="Table2.1" style:family="table-row">
      <style:table-row-properties style:min-row-height="0.3104in" fo:keep-together="always"/>
    </style:style>
    <style:style style:name="Table2.A1" style:family="table-cell">
      <style:table-cell-properties style:vertical-align="middle" fo:padding-left="0.0535in" fo:padding-right="0.0486in" fo:padding-top="0in" fo:padding-bottom="0in" fo:border-left="0.75pt solid #c0c0c0" fo:border-right="none" fo:border-top="0.75pt solid #c0c0c0" fo:border-bottom="0.75pt solid #c0c0c0"/>
    </style:style>
    <style:style style:name="Table2.B1" style:family="table-cell">
      <style:table-cell-properties style:vertical-align="middle" fo:padding-left="0.0535in" fo:padding-right="0.0486in" fo:padding-top="0in" fo:padding-bottom="0in" fo:border-left="none" fo:border-right="0.75pt solid #c0c0c0" fo:border-top="0.75pt solid #c0c0c0" fo:border-bottom="0.75pt solid #c0c0c0"/>
    </style:style>
    <style:style style:name="Table3" style:family="table">
      <style:table-properties style:width="6.7924in" fo:margin-left="-0.0049in" fo:margin-top="0in" fo:margin-bottom="0in" table:align="left" style:writing-mode="lr-tb"/>
    </style:style>
    <style:style style:name="Table3.A" style:family="table-column">
      <style:table-column-properties style:column-width="6.7924in"/>
    </style:style>
    <style:style style:name="Table3.1" style:family="table-row">
      <style:table-row-properties fo:keep-together="auto"/>
    </style:style>
    <style:style style:name="Table3.A1" style:family="table-cell">
      <style:table-cell-properties fo:padding-left="0.0535in" fo:padding-right="0.0486in" fo:padding-top="0in" fo:padding-bottom="0in" fo:border="0.75pt solid #c0c0c0"/>
    </style:style>
    <style:style style:name="Table4" style:family="table">
      <style:table-properties style:width="6.7924in" fo:margin-left="-0.0049in" fo:margin-top="0in" fo:margin-bottom="0in" fo:break-before="page" table:align="left" style:writing-mode="lr-tb"/>
    </style:style>
    <style:style style:name="Table4.A" style:family="table-column">
      <style:table-column-properties style:column-width="6.7924in"/>
    </style:style>
    <style:style style:name="Table4.1" style:family="table-row">
      <style:table-row-properties fo:keep-together="auto"/>
    </style:style>
    <style:style style:name="Table4.A1" style:family="table-cell">
      <style:table-cell-properties fo:padding-left="0.0535in" fo:padding-right="0.0486in" fo:padding-top="0in" fo:padding-bottom="0in" fo:border="0.75pt solid #c0c0c0"/>
    </style:style>
    <style:style style:name="Table5" style:family="table">
      <style:table-properties style:width="6.7924in" fo:margin-left="-0.0049in" fo:margin-top="0in" fo:margin-bottom="0in" table:align="left" style:writing-mode="lr-tb"/>
    </style:style>
    <style:style style:name="Table5.A" style:family="table-column">
      <style:table-column-properties style:column-width="6.7924in"/>
    </style:style>
    <style:style style:name="Table5.1" style:family="table-row">
      <style:table-row-properties fo:keep-together="auto"/>
    </style:style>
    <style:style style:name="Table5.A1" style:family="table-cell">
      <style:table-cell-properties fo:padding-left="0.0535in" fo:padding-right="0.0486in" fo:padding-top="0in" fo:padding-bottom="0in" fo:border="0.75pt solid #c0c0c0"/>
    </style:style>
    <style:style style:name="Table6" style:family="table">
      <style:table-properties style:width="6.7924in" fo:margin-left="-0.0049in" fo:margin-top="0in" fo:margin-bottom="0in" table:align="left" style:writing-mode="lr-tb"/>
    </style:style>
    <style:style style:name="Table6.A" style:family="table-column">
      <style:table-column-properties style:column-width="6.7924in"/>
    </style:style>
    <style:style style:name="Table6.1" style:family="table-row">
      <style:table-row-properties fo:keep-together="auto"/>
    </style:style>
    <style:style style:name="Table6.A1" style:family="table-cell">
      <style:table-cell-properties fo:padding-left="0.0535in" fo:padding-right="0.0486in" fo:padding-top="0in" fo:padding-bottom="0in" fo:border="0.75pt solid #c0c0c0"/>
    </style:style>
    <style:style style:name="Table7" style:family="table">
      <style:table-properties style:width="6.5215in" fo:margin-left="0in" fo:margin-top="0in" fo:margin-bottom="0in" table:align="left" style:writing-mode="lr-tb"/>
    </style:style>
    <style:style style:name="Table7.A" style:family="table-column">
      <style:table-column-properties style:column-width="2.0583in"/>
    </style:style>
    <style:style style:name="Table7.B" style:family="table-column">
      <style:table-column-properties style:column-width="0.3722in"/>
    </style:style>
    <style:style style:name="Table7.C" style:family="table-column">
      <style:table-column-properties style:column-width="0.3715in"/>
    </style:style>
    <style:style style:name="Table7.M" style:family="table-column">
      <style:table-column-properties style:column-width="0.3736in"/>
    </style:style>
    <style:style style:name="Table7.1" style:family="table-row">
      <style:table-row-properties fo:keep-together="auto"/>
    </style:style>
    <style:style style:name="Table7.A1" style:family="table-cell">
      <style:table-cell-properties style:vertical-align="middle" fo:background-color="#bfbfbf" fo:padding-left="0.075in" fo:padding-right="0.075in" fo:padding-top="0in" fo:padding-bottom="0in" fo:border="0.5pt solid #000000">
        <style:background-image/>
      </style:table-cell-properties>
    </style:style>
    <style:style style:name="Table7.B1" style:family="table-cell">
      <style:table-cell-properties fo:background-color="#bfbfbf" fo:padding-left="0.075in" fo:padding-right="0.075in" fo:padding-top="0in" fo:padding-bottom="0in" fo:border="0.5pt solid #000000">
        <style:background-image/>
      </style:table-cell-properties>
    </style:style>
    <style:style style:name="Table7.A2" style:family="table-cell">
      <style:table-cell-properties fo:background-color="#bfbfbf" fo:padding-left="0.075in" fo:padding-right="0.075in" fo:padding-top="0in" fo:padding-bottom="0in" fo:border="0.5pt solid #000000">
        <style:background-image/>
      </style:table-cell-properties>
    </style:style>
    <style:style style:name="Table7.B2" style:family="table-cell">
      <style:table-cell-properties fo:background-color="#bfbfbf" fo:padding-left="0.075in" fo:padding-right="0.075in" fo:padding-top="0in" fo:padding-bottom="0in" fo:border="0.5pt solid #000000">
        <style:background-image/>
      </style:table-cell-properties>
    </style:style>
    <style:style style:name="Table7.C2" style:family="table-cell">
      <style:table-cell-properties fo:background-color="#bfbfbf" fo:padding-left="0.075in" fo:padding-right="0.075in" fo:padding-top="0in" fo:padding-bottom="0in" fo:border="0.5pt solid #000000">
        <style:background-image/>
      </style:table-cell-properties>
    </style:style>
    <style:style style:name="Table7.D2" style:family="table-cell">
      <style:table-cell-properties fo:background-color="#bfbfbf" fo:padding-left="0.075in" fo:padding-right="0.075in" fo:padding-top="0in" fo:padding-bottom="0in" fo:border="0.5pt solid #000000">
        <style:background-image/>
      </style:table-cell-properties>
    </style:style>
    <style:style style:name="Table7.E2" style:family="table-cell">
      <style:table-cell-properties fo:background-color="#bfbfbf" fo:padding-left="0.075in" fo:padding-right="0.075in" fo:padding-top="0in" fo:padding-bottom="0in" fo:border="0.5pt solid #000000">
        <style:background-image/>
      </style:table-cell-properties>
    </style:style>
    <style:style style:name="Table7.F2" style:family="table-cell">
      <style:table-cell-properties fo:background-color="#bfbfbf" fo:padding-left="0.075in" fo:padding-right="0.075in" fo:padding-top="0in" fo:padding-bottom="0in" fo:border="0.5pt solid #000000">
        <style:background-image/>
      </style:table-cell-properties>
    </style:style>
    <style:style style:name="Table7.G2" style:family="table-cell">
      <style:table-cell-properties fo:background-color="#bfbfbf" fo:padding-left="0.075in" fo:padding-right="0.075in" fo:padding-top="0in" fo:padding-bottom="0in" fo:border="0.5pt solid #000000">
        <style:background-image/>
      </style:table-cell-properties>
    </style:style>
    <style:style style:name="Table7.H2" style:family="table-cell">
      <style:table-cell-properties fo:background-color="#bfbfbf" fo:padding-left="0.075in" fo:padding-right="0.075in" fo:padding-top="0in" fo:padding-bottom="0in" fo:border="0.5pt solid #000000">
        <style:background-image/>
      </style:table-cell-properties>
    </style:style>
    <style:style style:name="Table7.I2" style:family="table-cell">
      <style:table-cell-properties fo:background-color="#bfbfbf" fo:padding-left="0.075in" fo:padding-right="0.075in" fo:padding-top="0in" fo:padding-bottom="0in" fo:border="0.5pt solid #000000">
        <style:background-image/>
      </style:table-cell-properties>
    </style:style>
    <style:style style:name="Table7.J2" style:family="table-cell">
      <style:table-cell-properties fo:background-color="#bfbfbf" fo:padding-left="0.075in" fo:padding-right="0.075in" fo:padding-top="0in" fo:padding-bottom="0in" fo:border="0.5pt solid #000000">
        <style:background-image/>
      </style:table-cell-properties>
    </style:style>
    <style:style style:name="Table7.K2" style:family="table-cell">
      <style:table-cell-properties fo:background-color="#bfbfbf" fo:padding-left="0.075in" fo:padding-right="0.075in" fo:padding-top="0in" fo:padding-bottom="0in" fo:border="0.5pt solid #000000">
        <style:background-image/>
      </style:table-cell-properties>
    </style:style>
    <style:style style:name="Table7.L2" style:family="table-cell">
      <style:table-cell-properties fo:background-color="#bfbfbf" fo:padding-left="0.075in" fo:padding-right="0.075in" fo:padding-top="0in" fo:padding-bottom="0in" fo:border="0.5pt solid #000000">
        <style:background-image/>
      </style:table-cell-properties>
    </style:style>
    <style:style style:name="Table7.M2" style:family="table-cell">
      <style:table-cell-properties fo:background-color="#bfbfbf" fo:padding-left="0.075in" fo:padding-right="0.075in" fo:padding-top="0in" fo:padding-bottom="0in" fo:border="0.5pt solid #000000">
        <style:background-image/>
      </style:table-cell-properties>
    </style:style>
    <style:style style:name="Table7.A3" style:family="table-cell">
      <style:table-cell-properties fo:background-color="#bdd6ee" fo:padding-left="0.075in" fo:padding-right="0.075in" fo:padding-top="0in" fo:padding-bottom="0in" fo:border="0.5pt solid #000000">
        <style:background-image/>
      </style:table-cell-properties>
    </style:style>
    <style:style style:name="Table7.B3" style:family="table-cell">
      <style:table-cell-properties fo:background-color="#5b9bd5" fo:padding-left="0.075in" fo:padding-right="0.075in" fo:padding-top="0in" fo:padding-bottom="0in" fo:border="0.5pt solid #000000">
        <style:background-image/>
      </style:table-cell-properties>
    </style:style>
    <style:style style:name="Table7.C3" style:family="table-cell">
      <style:table-cell-properties fo:padding-left="0.075in" fo:padding-right="0.075in" fo:padding-top="0in" fo:padding-bottom="0in" fo:border="0.5pt solid #000000"/>
    </style:style>
    <style:style style:name="Table7.D3" style:family="table-cell">
      <style:table-cell-properties fo:padding-left="0.075in" fo:padding-right="0.075in" fo:padding-top="0in" fo:padding-bottom="0in" fo:border="0.5pt solid #000000"/>
    </style:style>
    <style:style style:name="Table7.E3" style:family="table-cell">
      <style:table-cell-properties fo:padding-left="0.075in" fo:padding-right="0.075in" fo:padding-top="0in" fo:padding-bottom="0in" fo:border="0.5pt solid #000000"/>
    </style:style>
    <style:style style:name="Table7.F3" style:family="table-cell">
      <style:table-cell-properties fo:padding-left="0.075in" fo:padding-right="0.075in" fo:padding-top="0in" fo:padding-bottom="0in" fo:border="0.5pt solid #000000"/>
    </style:style>
    <style:style style:name="Table7.G3" style:family="table-cell">
      <style:table-cell-properties fo:padding-left="0.075in" fo:padding-right="0.075in" fo:padding-top="0in" fo:padding-bottom="0in" fo:border="0.5pt solid #000000"/>
    </style:style>
    <style:style style:name="Table7.H3" style:family="table-cell">
      <style:table-cell-properties fo:padding-left="0.075in" fo:padding-right="0.075in" fo:padding-top="0in" fo:padding-bottom="0in" fo:border="0.5pt solid #000000"/>
    </style:style>
    <style:style style:name="Table7.I3" style:family="table-cell">
      <style:table-cell-properties fo:padding-left="0.075in" fo:padding-right="0.075in" fo:padding-top="0in" fo:padding-bottom="0in" fo:border="0.5pt solid #000000"/>
    </style:style>
    <style:style style:name="Table7.J3" style:family="table-cell">
      <style:table-cell-properties fo:padding-left="0.075in" fo:padding-right="0.075in" fo:padding-top="0in" fo:padding-bottom="0in" fo:border="0.5pt solid #000000"/>
    </style:style>
    <style:style style:name="Table7.K3" style:family="table-cell">
      <style:table-cell-properties fo:padding-left="0.075in" fo:padding-right="0.075in" fo:padding-top="0in" fo:padding-bottom="0in" fo:border="0.5pt solid #000000"/>
    </style:style>
    <style:style style:name="Table7.L3" style:family="table-cell">
      <style:table-cell-properties fo:padding-left="0.075in" fo:padding-right="0.075in" fo:padding-top="0in" fo:padding-bottom="0in" fo:border="0.5pt solid #000000"/>
    </style:style>
    <style:style style:name="Table7.M3" style:family="table-cell">
      <style:table-cell-properties fo:padding-left="0.075in" fo:padding-right="0.075in" fo:padding-top="0in" fo:padding-bottom="0in" fo:border="0.5pt solid #000000"/>
    </style:style>
    <style:style style:name="Table7.A4" style:family="table-cell">
      <style:table-cell-properties fo:background-color="#bdd6ee" fo:padding-left="0.075in" fo:padding-right="0.075in" fo:padding-top="0in" fo:padding-bottom="0in" fo:border="0.5pt solid #000000">
        <style:background-image/>
      </style:table-cell-properties>
    </style:style>
    <style:style style:name="Table7.B4" style:family="table-cell">
      <style:table-cell-properties fo:background-color="#5b9bd5" fo:padding-left="0.075in" fo:padding-right="0.075in" fo:padding-top="0in" fo:padding-bottom="0in" fo:border="0.5pt solid #000000">
        <style:background-image/>
      </style:table-cell-properties>
    </style:style>
    <style:style style:name="Table7.C4" style:family="table-cell">
      <style:table-cell-properties fo:background-color="#5b9bd5" fo:padding-left="0.075in" fo:padding-right="0.075in" fo:padding-top="0in" fo:padding-bottom="0in" fo:border="0.5pt solid #000000">
        <style:background-image/>
      </style:table-cell-properties>
    </style:style>
    <style:style style:name="Table7.D4" style:family="table-cell">
      <style:table-cell-properties fo:padding-left="0.075in" fo:padding-right="0.075in" fo:padding-top="0in" fo:padding-bottom="0in" fo:border="0.5pt solid #000000"/>
    </style:style>
    <style:style style:name="Table7.E4" style:family="table-cell">
      <style:table-cell-properties fo:padding-left="0.075in" fo:padding-right="0.075in" fo:padding-top="0in" fo:padding-bottom="0in" fo:border="0.5pt solid #000000"/>
    </style:style>
    <style:style style:name="Table7.F4" style:family="table-cell">
      <style:table-cell-properties fo:padding-left="0.075in" fo:padding-right="0.075in" fo:padding-top="0in" fo:padding-bottom="0in" fo:border="0.5pt solid #000000"/>
    </style:style>
    <style:style style:name="Table7.G4" style:family="table-cell">
      <style:table-cell-properties fo:padding-left="0.075in" fo:padding-right="0.075in" fo:padding-top="0in" fo:padding-bottom="0in" fo:border="0.5pt solid #000000"/>
    </style:style>
    <style:style style:name="Table7.H4" style:family="table-cell">
      <style:table-cell-properties fo:padding-left="0.075in" fo:padding-right="0.075in" fo:padding-top="0in" fo:padding-bottom="0in" fo:border="0.5pt solid #000000"/>
    </style:style>
    <style:style style:name="Table7.I4" style:family="table-cell">
      <style:table-cell-properties fo:padding-left="0.075in" fo:padding-right="0.075in" fo:padding-top="0in" fo:padding-bottom="0in" fo:border="0.5pt solid #000000"/>
    </style:style>
    <style:style style:name="Table7.J4" style:family="table-cell">
      <style:table-cell-properties fo:padding-left="0.075in" fo:padding-right="0.075in" fo:padding-top="0in" fo:padding-bottom="0in" fo:border="0.5pt solid #000000"/>
    </style:style>
    <style:style style:name="Table7.K4" style:family="table-cell">
      <style:table-cell-properties fo:padding-left="0.075in" fo:padding-right="0.075in" fo:padding-top="0in" fo:padding-bottom="0in" fo:border="0.5pt solid #000000"/>
    </style:style>
    <style:style style:name="Table7.L4" style:family="table-cell">
      <style:table-cell-properties fo:padding-left="0.075in" fo:padding-right="0.075in" fo:padding-top="0in" fo:padding-bottom="0in" fo:border="0.5pt solid #000000"/>
    </style:style>
    <style:style style:name="Table7.M4" style:family="table-cell">
      <style:table-cell-properties fo:padding-left="0.075in" fo:padding-right="0.075in" fo:padding-top="0in" fo:padding-bottom="0in" fo:border="0.5pt solid #000000"/>
    </style:style>
    <style:style style:name="Table7.A5" style:family="table-cell">
      <style:table-cell-properties fo:background-color="#bdd6ee" fo:padding-left="0.075in" fo:padding-right="0.075in" fo:padding-top="0in" fo:padding-bottom="0in" fo:border="0.5pt solid #000000">
        <style:background-image/>
      </style:table-cell-properties>
    </style:style>
    <style:style style:name="Table7.B5" style:family="table-cell">
      <style:table-cell-properties fo:padding-left="0.075in" fo:padding-right="0.075in" fo:padding-top="0in" fo:padding-bottom="0in" fo:border="0.5pt solid #000000"/>
    </style:style>
    <style:style style:name="Table7.C5" style:family="table-cell">
      <style:table-cell-properties fo:background-color="#5b9bd5" fo:padding-left="0.075in" fo:padding-right="0.075in" fo:padding-top="0in" fo:padding-bottom="0in" fo:border="0.5pt solid #000000">
        <style:background-image/>
      </style:table-cell-properties>
    </style:style>
    <style:style style:name="Table7.D5" style:family="table-cell">
      <style:table-cell-properties fo:background-color="#5b9bd5" fo:padding-left="0.075in" fo:padding-right="0.075in" fo:padding-top="0in" fo:padding-bottom="0in" fo:border="0.5pt solid #000000">
        <style:background-image/>
      </style:table-cell-properties>
    </style:style>
    <style:style style:name="Table7.E5" style:family="table-cell">
      <style:table-cell-properties fo:background-color="#5b9bd5" fo:padding-left="0.075in" fo:padding-right="0.075in" fo:padding-top="0in" fo:padding-bottom="0in" fo:border="0.5pt solid #000000">
        <style:background-image/>
      </style:table-cell-properties>
    </style:style>
    <style:style style:name="Table7.F5" style:family="table-cell">
      <style:table-cell-properties fo:background-color="#5b9bd5" fo:padding-left="0.075in" fo:padding-right="0.075in" fo:padding-top="0in" fo:padding-bottom="0in" fo:border="0.5pt solid #000000">
        <style:background-image/>
      </style:table-cell-properties>
    </style:style>
    <style:style style:name="Table7.G5" style:family="table-cell">
      <style:table-cell-properties fo:padding-left="0.075in" fo:padding-right="0.075in" fo:padding-top="0in" fo:padding-bottom="0in" fo:border="0.5pt solid #000000"/>
    </style:style>
    <style:style style:name="Table7.H5" style:family="table-cell">
      <style:table-cell-properties fo:padding-left="0.075in" fo:padding-right="0.075in" fo:padding-top="0in" fo:padding-bottom="0in" fo:border="0.5pt solid #000000"/>
    </style:style>
    <style:style style:name="Table7.I5" style:family="table-cell">
      <style:table-cell-properties fo:padding-left="0.075in" fo:padding-right="0.075in" fo:padding-top="0in" fo:padding-bottom="0in" fo:border="0.5pt solid #000000"/>
    </style:style>
    <style:style style:name="Table7.J5" style:family="table-cell">
      <style:table-cell-properties fo:padding-left="0.075in" fo:padding-right="0.075in" fo:padding-top="0in" fo:padding-bottom="0in" fo:border="0.5pt solid #000000"/>
    </style:style>
    <style:style style:name="Table7.K5" style:family="table-cell">
      <style:table-cell-properties fo:padding-left="0.075in" fo:padding-right="0.075in" fo:padding-top="0in" fo:padding-bottom="0in" fo:border="0.5pt solid #000000"/>
    </style:style>
    <style:style style:name="Table7.L5" style:family="table-cell">
      <style:table-cell-properties fo:padding-left="0.075in" fo:padding-right="0.075in" fo:padding-top="0in" fo:padding-bottom="0in" fo:border="0.5pt solid #000000"/>
    </style:style>
    <style:style style:name="Table7.M5" style:family="table-cell">
      <style:table-cell-properties fo:padding-left="0.075in" fo:padding-right="0.075in" fo:padding-top="0in" fo:padding-bottom="0in" fo:border="0.5pt solid #000000"/>
    </style:style>
    <style:style style:name="Table7.A6" style:family="table-cell">
      <style:table-cell-properties fo:background-color="#bdd6ee" fo:padding-left="0.075in" fo:padding-right="0.075in" fo:padding-top="0in" fo:padding-bottom="0in" fo:border="0.5pt solid #000000">
        <style:background-image/>
      </style:table-cell-properties>
    </style:style>
    <style:style style:name="Table7.B6" style:family="table-cell">
      <style:table-cell-properties fo:padding-left="0.075in" fo:padding-right="0.075in" fo:padding-top="0in" fo:padding-bottom="0in" fo:border="0.5pt solid #000000"/>
    </style:style>
    <style:style style:name="Table7.C6" style:family="table-cell">
      <style:table-cell-properties fo:padding-left="0.075in" fo:padding-right="0.075in" fo:padding-top="0in" fo:padding-bottom="0in" fo:border="0.5pt solid #000000"/>
    </style:style>
    <style:style style:name="Table7.D6" style:family="table-cell">
      <style:table-cell-properties fo:padding-left="0.075in" fo:padding-right="0.075in" fo:padding-top="0in" fo:padding-bottom="0in" fo:border="0.5pt solid #000000"/>
    </style:style>
    <style:style style:name="Table7.E6" style:family="table-cell">
      <style:table-cell-properties fo:padding-left="0.075in" fo:padding-right="0.075in" fo:padding-top="0in" fo:padding-bottom="0in" fo:border="0.5pt solid #000000"/>
    </style:style>
    <style:style style:name="Table7.F6" style:family="table-cell">
      <style:table-cell-properties fo:background-color="#5b9bd5" fo:padding-left="0.075in" fo:padding-right="0.075in" fo:padding-top="0in" fo:padding-bottom="0in" fo:border="0.5pt solid #000000">
        <style:background-image/>
      </style:table-cell-properties>
    </style:style>
    <style:style style:name="Table7.G6" style:family="table-cell">
      <style:table-cell-properties fo:background-color="#5b9bd5" fo:padding-left="0.075in" fo:padding-right="0.075in" fo:padding-top="0in" fo:padding-bottom="0in" fo:border="0.5pt solid #000000">
        <style:background-image/>
      </style:table-cell-properties>
    </style:style>
    <style:style style:name="Table7.H6" style:family="table-cell">
      <style:table-cell-properties fo:background-color="#5b9bd5" fo:padding-left="0.075in" fo:padding-right="0.075in" fo:padding-top="0in" fo:padding-bottom="0in" fo:border="0.5pt solid #000000">
        <style:background-image/>
      </style:table-cell-properties>
    </style:style>
    <style:style style:name="Table7.I6" style:family="table-cell">
      <style:table-cell-properties fo:background-color="#5b9bd5" fo:padding-left="0.075in" fo:padding-right="0.075in" fo:padding-top="0in" fo:padding-bottom="0in" fo:border="0.5pt solid #000000">
        <style:background-image/>
      </style:table-cell-properties>
    </style:style>
    <style:style style:name="Table7.J6" style:family="table-cell">
      <style:table-cell-properties fo:padding-left="0.075in" fo:padding-right="0.075in" fo:padding-top="0in" fo:padding-bottom="0in" fo:border="0.5pt solid #000000"/>
    </style:style>
    <style:style style:name="Table7.K6" style:family="table-cell">
      <style:table-cell-properties fo:padding-left="0.075in" fo:padding-right="0.075in" fo:padding-top="0in" fo:padding-bottom="0in" fo:border="0.5pt solid #000000"/>
    </style:style>
    <style:style style:name="Table7.L6" style:family="table-cell">
      <style:table-cell-properties fo:padding-left="0.075in" fo:padding-right="0.075in" fo:padding-top="0in" fo:padding-bottom="0in" fo:border="0.5pt solid #000000"/>
    </style:style>
    <style:style style:name="Table7.M6" style:family="table-cell">
      <style:table-cell-properties fo:padding-left="0.075in" fo:padding-right="0.075in" fo:padding-top="0in" fo:padding-bottom="0in" fo:border="0.5pt solid #000000"/>
    </style:style>
    <style:style style:name="Table7.A7" style:family="table-cell">
      <style:table-cell-properties fo:background-color="#bdd6ee" fo:padding-left="0.075in" fo:padding-right="0.075in" fo:padding-top="0in" fo:padding-bottom="0in" fo:border="0.5pt solid #000000">
        <style:background-image/>
      </style:table-cell-properties>
    </style:style>
    <style:style style:name="Table7.B7" style:family="table-cell">
      <style:table-cell-properties fo:padding-left="0.075in" fo:padding-right="0.075in" fo:padding-top="0in" fo:padding-bottom="0in" fo:border="0.5pt solid #000000"/>
    </style:style>
    <style:style style:name="Table7.C7" style:family="table-cell">
      <style:table-cell-properties fo:padding-left="0.075in" fo:padding-right="0.075in" fo:padding-top="0in" fo:padding-bottom="0in" fo:border="0.5pt solid #000000"/>
    </style:style>
    <style:style style:name="Table7.D7" style:family="table-cell">
      <style:table-cell-properties fo:padding-left="0.075in" fo:padding-right="0.075in" fo:padding-top="0in" fo:padding-bottom="0in" fo:border="0.5pt solid #000000"/>
    </style:style>
    <style:style style:name="Table7.E7" style:family="table-cell">
      <style:table-cell-properties fo:padding-left="0.075in" fo:padding-right="0.075in" fo:padding-top="0in" fo:padding-bottom="0in" fo:border="0.5pt solid #000000"/>
    </style:style>
    <style:style style:name="Table7.F7" style:family="table-cell">
      <style:table-cell-properties fo:background-color="#5b9bd5" fo:padding-left="0.075in" fo:padding-right="0.075in" fo:padding-top="0in" fo:padding-bottom="0in" fo:border="0.5pt solid #000000">
        <style:background-image/>
      </style:table-cell-properties>
    </style:style>
    <style:style style:name="Table7.G7" style:family="table-cell">
      <style:table-cell-properties fo:background-color="#5b9bd5" fo:padding-left="0.075in" fo:padding-right="0.075in" fo:padding-top="0in" fo:padding-bottom="0in" fo:border="0.5pt solid #000000">
        <style:background-image/>
      </style:table-cell-properties>
    </style:style>
    <style:style style:name="Table7.H7" style:family="table-cell">
      <style:table-cell-properties fo:background-color="#5b9bd5" fo:padding-left="0.075in" fo:padding-right="0.075in" fo:padding-top="0in" fo:padding-bottom="0in" fo:border="0.5pt solid #000000">
        <style:background-image/>
      </style:table-cell-properties>
    </style:style>
    <style:style style:name="Table7.I7" style:family="table-cell">
      <style:table-cell-properties fo:background-color="#5b9bd5" fo:padding-left="0.075in" fo:padding-right="0.075in" fo:padding-top="0in" fo:padding-bottom="0in" fo:border="0.5pt solid #000000">
        <style:background-image/>
      </style:table-cell-properties>
    </style:style>
    <style:style style:name="Table7.J7" style:family="table-cell">
      <style:table-cell-properties fo:padding-left="0.075in" fo:padding-right="0.075in" fo:padding-top="0in" fo:padding-bottom="0in" fo:border="0.5pt solid #000000"/>
    </style:style>
    <style:style style:name="Table7.K7" style:family="table-cell">
      <style:table-cell-properties fo:padding-left="0.075in" fo:padding-right="0.075in" fo:padding-top="0in" fo:padding-bottom="0in" fo:border="0.5pt solid #000000"/>
    </style:style>
    <style:style style:name="Table7.L7" style:family="table-cell">
      <style:table-cell-properties fo:padding-left="0.075in" fo:padding-right="0.075in" fo:padding-top="0in" fo:padding-bottom="0in" fo:border="0.5pt solid #000000"/>
    </style:style>
    <style:style style:name="Table7.M7" style:family="table-cell">
      <style:table-cell-properties fo:padding-left="0.075in" fo:padding-right="0.075in" fo:padding-top="0in" fo:padding-bottom="0in" fo:border="0.5pt solid #000000"/>
    </style:style>
    <style:style style:name="Table7.A8" style:family="table-cell">
      <style:table-cell-properties fo:background-color="#bdd6ee" fo:padding-left="0.075in" fo:padding-right="0.075in" fo:padding-top="0in" fo:padding-bottom="0in" fo:border="0.5pt solid #000000">
        <style:background-image/>
      </style:table-cell-properties>
    </style:style>
    <style:style style:name="Table7.B8" style:family="table-cell">
      <style:table-cell-properties fo:padding-left="0.075in" fo:padding-right="0.075in" fo:padding-top="0in" fo:padding-bottom="0in" fo:border="0.5pt solid #000000"/>
    </style:style>
    <style:style style:name="Table7.C8" style:family="table-cell">
      <style:table-cell-properties fo:padding-left="0.075in" fo:padding-right="0.075in" fo:padding-top="0in" fo:padding-bottom="0in" fo:border="0.5pt solid #000000"/>
    </style:style>
    <style:style style:name="Table7.D8" style:family="table-cell">
      <style:table-cell-properties fo:padding-left="0.075in" fo:padding-right="0.075in" fo:padding-top="0in" fo:padding-bottom="0in" fo:border="0.5pt solid #000000"/>
    </style:style>
    <style:style style:name="Table7.E8" style:family="table-cell">
      <style:table-cell-properties fo:padding-left="0.075in" fo:padding-right="0.075in" fo:padding-top="0in" fo:padding-bottom="0in" fo:border="0.5pt solid #000000"/>
    </style:style>
    <style:style style:name="Table7.F8" style:family="table-cell">
      <style:table-cell-properties fo:padding-left="0.075in" fo:padding-right="0.075in" fo:padding-top="0in" fo:padding-bottom="0in" fo:border="0.5pt solid #000000"/>
    </style:style>
    <style:style style:name="Table7.G8" style:family="table-cell">
      <style:table-cell-properties fo:padding-left="0.075in" fo:padding-right="0.075in" fo:padding-top="0in" fo:padding-bottom="0in" fo:border="0.5pt solid #000000"/>
    </style:style>
    <style:style style:name="Table7.H8" style:family="table-cell">
      <style:table-cell-properties fo:background-color="#5b9bd5" fo:padding-left="0.075in" fo:padding-right="0.075in" fo:padding-top="0in" fo:padding-bottom="0in" fo:border="0.5pt solid #000000">
        <style:background-image/>
      </style:table-cell-properties>
    </style:style>
    <style:style style:name="Table7.I8" style:family="table-cell">
      <style:table-cell-properties fo:background-color="#5b9bd5" fo:padding-left="0.075in" fo:padding-right="0.075in" fo:padding-top="0in" fo:padding-bottom="0in" fo:border="0.5pt solid #000000">
        <style:background-image/>
      </style:table-cell-properties>
    </style:style>
    <style:style style:name="Table7.J8" style:family="table-cell">
      <style:table-cell-properties fo:background-color="#5b9bd5" fo:padding-left="0.075in" fo:padding-right="0.075in" fo:padding-top="0in" fo:padding-bottom="0in" fo:border="0.5pt solid #000000">
        <style:background-image/>
      </style:table-cell-properties>
    </style:style>
    <style:style style:name="Table7.K8" style:family="table-cell">
      <style:table-cell-properties fo:background-color="#5b9bd5" fo:padding-left="0.075in" fo:padding-right="0.075in" fo:padding-top="0in" fo:padding-bottom="0in" fo:border="0.5pt solid #000000">
        <style:background-image/>
      </style:table-cell-properties>
    </style:style>
    <style:style style:name="Table7.L8" style:family="table-cell">
      <style:table-cell-properties fo:background-color="#5b9bd5" fo:padding-left="0.075in" fo:padding-right="0.075in" fo:padding-top="0in" fo:padding-bottom="0in" fo:border="0.5pt solid #000000">
        <style:background-image/>
      </style:table-cell-properties>
    </style:style>
    <style:style style:name="Table7.M8" style:family="table-cell">
      <style:table-cell-properties fo:background-color="#5b9bd5" fo:padding-left="0.075in" fo:padding-right="0.075in" fo:padding-top="0in" fo:padding-bottom="0in" fo:border="0.5pt solid #000000">
        <style:background-image/>
      </style:table-cell-properties>
    </style:style>
    <style:style style:name="Table7.A9" style:family="table-cell">
      <style:table-cell-properties fo:background-color="#bdd6ee" fo:padding-left="0.075in" fo:padding-right="0.075in" fo:padding-top="0in" fo:padding-bottom="0in" fo:border="0.5pt solid #000000">
        <style:background-image/>
      </style:table-cell-properties>
    </style:style>
    <style:style style:name="Table7.B9" style:family="table-cell">
      <style:table-cell-properties fo:padding-left="0.075in" fo:padding-right="0.075in" fo:padding-top="0in" fo:padding-bottom="0in" fo:border="0.5pt solid #000000"/>
    </style:style>
    <style:style style:name="Table7.C9" style:family="table-cell">
      <style:table-cell-properties fo:padding-left="0.075in" fo:padding-right="0.075in" fo:padding-top="0in" fo:padding-bottom="0in" fo:border="0.5pt solid #000000"/>
    </style:style>
    <style:style style:name="Table7.D9" style:family="table-cell">
      <style:table-cell-properties fo:padding-left="0.075in" fo:padding-right="0.075in" fo:padding-top="0in" fo:padding-bottom="0in" fo:border="0.5pt solid #000000"/>
    </style:style>
    <style:style style:name="Table7.E9" style:family="table-cell">
      <style:table-cell-properties fo:padding-left="0.075in" fo:padding-right="0.075in" fo:padding-top="0in" fo:padding-bottom="0in" fo:border="0.5pt solid #000000"/>
    </style:style>
    <style:style style:name="Table7.F9" style:family="table-cell">
      <style:table-cell-properties fo:padding-left="0.075in" fo:padding-right="0.075in" fo:padding-top="0in" fo:padding-bottom="0in" fo:border="0.5pt solid #000000"/>
    </style:style>
    <style:style style:name="Table7.G9" style:family="table-cell">
      <style:table-cell-properties fo:padding-left="0.075in" fo:padding-right="0.075in" fo:padding-top="0in" fo:padding-bottom="0in" fo:border="0.5pt solid #000000"/>
    </style:style>
    <style:style style:name="Table7.H9" style:family="table-cell">
      <style:table-cell-properties fo:padding-left="0.075in" fo:padding-right="0.075in" fo:padding-top="0in" fo:padding-bottom="0in" fo:border="0.5pt solid #000000"/>
    </style:style>
    <style:style style:name="Table7.I9" style:family="table-cell">
      <style:table-cell-properties fo:padding-left="0.075in" fo:padding-right="0.075in" fo:padding-top="0in" fo:padding-bottom="0in" fo:border="0.5pt solid #000000"/>
    </style:style>
    <style:style style:name="Table7.J9" style:family="table-cell">
      <style:table-cell-properties fo:padding-left="0.075in" fo:padding-right="0.075in" fo:padding-top="0in" fo:padding-bottom="0in" fo:border="0.5pt solid #000000"/>
    </style:style>
    <style:style style:name="Table7.K9" style:family="table-cell">
      <style:table-cell-properties fo:padding-left="0.075in" fo:padding-right="0.075in" fo:padding-top="0in" fo:padding-bottom="0in" fo:border="0.5pt solid #000000"/>
    </style:style>
    <style:style style:name="Table7.L9" style:family="table-cell">
      <style:table-cell-properties fo:background-color="#5b9bd5" fo:padding-left="0.075in" fo:padding-right="0.075in" fo:padding-top="0in" fo:padding-bottom="0in" fo:border="0.5pt solid #000000">
        <style:background-image/>
      </style:table-cell-properties>
    </style:style>
    <style:style style:name="Table7.M9" style:family="table-cell">
      <style:table-cell-properties fo:background-color="#5b9bd5" fo:padding-left="0.075in" fo:padding-right="0.075in" fo:padding-top="0in" fo:padding-bottom="0in" fo:border="0.5pt solid #000000">
        <style:background-image/>
      </style:table-cell-properties>
    </style:style>
    <style:style style:name="Table7.A10" style:family="table-cell">
      <style:table-cell-properties fo:background-color="#bdd6ee" fo:padding-left="0.075in" fo:padding-right="0.075in" fo:padding-top="0in" fo:padding-bottom="0in" fo:border="0.5pt solid #000000">
        <style:background-image/>
      </style:table-cell-properties>
    </style:style>
    <style:style style:name="Table7.B10" style:family="table-cell">
      <style:table-cell-properties fo:padding-left="0.075in" fo:padding-right="0.075in" fo:padding-top="0in" fo:padding-bottom="0in" fo:border="0.5pt solid #000000"/>
    </style:style>
    <style:style style:name="Table7.C10" style:family="table-cell">
      <style:table-cell-properties fo:padding-left="0.075in" fo:padding-right="0.075in" fo:padding-top="0in" fo:padding-bottom="0in" fo:border="0.5pt solid #000000"/>
    </style:style>
    <style:style style:name="Table7.D10" style:family="table-cell">
      <style:table-cell-properties fo:padding-left="0.075in" fo:padding-right="0.075in" fo:padding-top="0in" fo:padding-bottom="0in" fo:border="0.5pt solid #000000"/>
    </style:style>
    <style:style style:name="Table7.E10" style:family="table-cell">
      <style:table-cell-properties fo:padding-left="0.075in" fo:padding-right="0.075in" fo:padding-top="0in" fo:padding-bottom="0in" fo:border="0.5pt solid #000000"/>
    </style:style>
    <style:style style:name="Table7.F10" style:family="table-cell">
      <style:table-cell-properties fo:padding-left="0.075in" fo:padding-right="0.075in" fo:padding-top="0in" fo:padding-bottom="0in" fo:border="0.5pt solid #000000"/>
    </style:style>
    <style:style style:name="Table7.G10" style:family="table-cell">
      <style:table-cell-properties fo:padding-left="0.075in" fo:padding-right="0.075in" fo:padding-top="0in" fo:padding-bottom="0in" fo:border="0.5pt solid #000000"/>
    </style:style>
    <style:style style:name="Table7.H10" style:family="table-cell">
      <style:table-cell-properties fo:padding-left="0.075in" fo:padding-right="0.075in" fo:padding-top="0in" fo:padding-bottom="0in" fo:border="0.5pt solid #000000"/>
    </style:style>
    <style:style style:name="Table7.I10" style:family="table-cell">
      <style:table-cell-properties fo:padding-left="0.075in" fo:padding-right="0.075in" fo:padding-top="0in" fo:padding-bottom="0in" fo:border="0.5pt solid #000000"/>
    </style:style>
    <style:style style:name="Table7.J10" style:family="table-cell">
      <style:table-cell-properties fo:padding-left="0.075in" fo:padding-right="0.075in" fo:padding-top="0in" fo:padding-bottom="0in" fo:border="0.5pt solid #000000"/>
    </style:style>
    <style:style style:name="Table7.K10" style:family="table-cell">
      <style:table-cell-properties fo:background-color="#5b9bd5" fo:padding-left="0.075in" fo:padding-right="0.075in" fo:padding-top="0in" fo:padding-bottom="0in" fo:border="0.5pt solid #000000">
        <style:background-image/>
      </style:table-cell-properties>
    </style:style>
    <style:style style:name="Table7.L10" style:family="table-cell">
      <style:table-cell-properties fo:background-color="#5b9bd5" fo:padding-left="0.075in" fo:padding-right="0.075in" fo:padding-top="0in" fo:padding-bottom="0in" fo:border="0.5pt solid #000000">
        <style:background-image/>
      </style:table-cell-properties>
    </style:style>
    <style:style style:name="Table7.M10" style:family="table-cell">
      <style:table-cell-properties fo:background-color="#5b9bd5" fo:padding-left="0.075in" fo:padding-right="0.075in" fo:padding-top="0in" fo:padding-bottom="0in" fo:border="0.5pt solid #000000">
        <style:background-image/>
      </style:table-cell-properties>
    </style:style>
    <style:style style:name="Table8" style:family="table">
      <style:table-properties style:width="6.7924in" fo:margin-left="-0.0049in" fo:margin-top="0in" fo:margin-bottom="0in" table:align="left" style:writing-mode="lr-tb"/>
    </style:style>
    <style:style style:name="Table8.A" style:family="table-column">
      <style:table-column-properties style:column-width="6.7924in"/>
    </style:style>
    <style:style style:name="Table8.1" style:family="table-row">
      <style:table-row-properties fo:keep-together="auto"/>
    </style:style>
    <style:style style:name="Table8.A1" style:family="table-cell">
      <style:table-cell-properties fo:padding-left="0.0535in" fo:padding-right="0.0486in" fo:padding-top="0in" fo:padding-bottom="0in" fo:border="0.75pt solid #c0c0c0"/>
    </style:style>
    <style:style style:name="Table12" style:family="table">
      <style:table-properties style:width="6.7924in" fo:margin-left="-0.0049in" fo:margin-top="0in" fo:margin-bottom="0in" table:align="left" style:writing-mode="lr-tb"/>
    </style:style>
    <style:style style:name="Table12.A" style:family="table-column">
      <style:table-column-properties style:column-width="6.7924in"/>
    </style:style>
    <style:style style:name="Table12.1" style:family="table-row">
      <style:table-row-properties fo:keep-together="auto"/>
    </style:style>
    <style:style style:name="Table12.A1" style:family="table-cell">
      <style:table-cell-properties fo:padding-left="0.0535in" fo:padding-right="0.0486in" fo:padding-top="0in" fo:padding-bottom="0in" fo:border="0.75pt solid #c0c0c0"/>
    </style:style>
    <style:style style:name="P1" style:family="paragraph" style:parent-style-name="Heading_20_2" style:list-style-name="WWNum5" style:master-page-name="First_20_Page">
      <style:paragraph-properties style:page-number="auto"/>
    </style:style>
    <style:style style:name="P2" style:family="paragraph" style:parent-style-name="Header">
      <style:paragraph-properties fo:line-height="100%"/>
      <style:text-properties fo:font-size="5pt" fo:language="en" fo:country="GB" style:font-size-asian="5pt" style:language-asian="en" style:country-asian="US"/>
    </style:style>
    <style:style style:name="P3" style:family="paragraph" style:parent-style-name="Header">
      <style:paragraph-properties fo:line-height="100%">
        <style:tab-stops/>
      </style:paragraph-properties>
    </style:style>
    <style:style style:name="P4" style:family="paragraph" style:parent-style-name="Header">
      <style:paragraph-properties fo:line-height="100%">
        <style:tab-stops>
          <style:tab-stop style:position="2.0764in"/>
        </style:tab-stops>
      </style:paragraph-properties>
    </style:style>
    <style:style style:name="P5" style:family="paragraph" style:parent-style-name="Header">
      <style:paragraph-properties fo:line-height="100%">
        <style:tab-stops>
          <style:tab-stop style:position="1.9445in"/>
        </style:tab-stops>
      </style:paragraph-properties>
    </style:style>
    <style:style style:name="P6" style:family="paragraph" style:parent-style-name="Header">
      <style:paragraph-properties fo:line-height="100%" fo:text-align="justify" style:justify-single-word="false"/>
    </style:style>
    <style:style style:name="P7" style:family="paragraph" style:parent-style-name="Header">
      <style:paragraph-properties fo:line-height="100%">
        <style:tab-stops/>
      </style:paragraph-properties>
      <style:text-properties fo:language="en" fo:country="GB" style:language-asian="en" style:country-asian="US"/>
    </style:style>
    <style:style style:name="P8" style:family="paragraph" style:parent-style-name="Header">
      <style:paragraph-properties fo:line-height="100%">
        <style:tab-stops/>
      </style:paragraph-properties>
      <style:text-properties fo:language="en" fo:country="GB" fo:font-weight="bold" style:language-asian="en" style:country-asian="US" style:font-weight-asian="bold" style:font-weight-complex="bold"/>
    </style:style>
    <style:style style:name="P9" style:family="paragraph" style:parent-style-name="Header">
      <style:text-properties fo:language="en" fo:country="US"/>
    </style:style>
    <style:style style:name="P10" style:family="paragraph" style:parent-style-name="Header">
      <style:paragraph-properties fo:line-height="100%" fo:break-before="page"/>
      <style:text-properties fo:font-size="5pt" fo:language="en" fo:country="GB" style:font-size-asian="5pt" style:language-asian="en" style:country-asian="US"/>
    </style:style>
    <style:style style:name="P11" style:family="paragraph" style:parent-style-name="Footnote" style:master-page-name="Converted2">
      <style:paragraph-properties style:page-number="auto"/>
    </style:style>
    <style:style style:name="P12" style:family="paragraph" style:parent-style-name="Footnote" style:master-page-name="Converted4">
      <style:paragraph-properties style:page-number="auto"/>
    </style:style>
    <style:style style:name="P13" style:family="paragraph" style:parent-style-name="Footer">
      <style:paragraph-properties>
        <style:tab-stops>
          <style:tab-stop style:position="6.7437in" style:type="right"/>
        </style:tab-stops>
      </style:paragraph-properties>
      <style:text-properties fo:font-size="7pt" fo:language="de" fo:country="DE" style:font-size-asian="7pt" style:font-size-complex="7pt"/>
    </style:style>
    <style:style style:name="P14" style:family="paragraph" style:parent-style-name="Footer">
      <style:paragraph-properties fo:text-align="end" style:justify-single-word="false"/>
    </style:style>
    <style:style style:name="P15" style:family="paragraph" style:parent-style-name="Footer">
      <style:paragraph-properties fo:text-align="end" style:justify-single-word="false">
        <style:tab-stops>
          <style:tab-stop style:position="6.7437in" style:type="right"/>
        </style:tab-stops>
      </style:paragraph-properties>
    </style:style>
    <style:style style:name="P16" style:family="paragraph" style:parent-style-name="Footer">
      <style:text-properties style:font-size-complex="7pt"/>
    </style:style>
    <style:style style:name="P17" style:family="paragraph" style:parent-style-name="Footer">
      <style:paragraph-properties fo:margin-left="0in" fo:margin-right="-0.0484in" fo:text-indent="0in" style:auto-text-indent="false">
        <style:tab-stops>
          <style:tab-stop style:position="6.7437in" style:type="right"/>
        </style:tab-stops>
      </style:paragraph-properties>
      <style:text-properties fo:font-size="7pt" style:font-size-asian="7pt" style:font-size-complex="7pt"/>
    </style:style>
    <style:style style:name="P18" style:family="paragraph" style:parent-style-name="Title">
      <style:paragraph-properties fo:text-align="start" style:justify-single-word="false"/>
    </style:style>
    <style:style style:name="P19" style:family="paragraph" style:parent-style-name="Title">
      <style:paragraph-properties fo:text-align="start" style:justify-single-word="false"/>
      <style:text-properties fo:font-size="10pt" fo:language="en" fo:country="GB" fo:font-weight="normal" style:font-size-asian="10pt" style:font-weight-asian="normal"/>
    </style:style>
    <style:style style:name="P20" style:family="paragraph" style:parent-style-name="List_20_Paragraph">
      <style:paragraph-properties fo:margin-left="0in" fo:margin-right="0in" fo:margin-top="0.0417in" fo:margin-bottom="0.028in" loext:contextual-spacing="true" fo:text-align="justify" style:justify-single-word="false" fo:text-indent="0in" style:auto-text-indent="false"/>
    </style:style>
    <style:style style:name="P21" style:family="paragraph" style:parent-style-name="List_20_Paragraph">
      <style:paragraph-properties fo:margin-left="0in" fo:margin-right="0in" fo:margin-top="0.0417in" fo:margin-bottom="0.028in" loext:contextual-spacing="true" fo:text-indent="0in" style:auto-text-indent="false"/>
      <style:text-properties fo:language="en" fo:country="GB" fo:font-weight="bold" style:font-weight-asian="bold"/>
    </style:style>
    <style:style style:name="P22" style:family="paragraph" style:parent-style-name="List_20_Paragraph" style:list-style-name="WWNum21">
      <style:paragraph-properties fo:margin-left="0.3453in" fo:margin-right="0in" fo:margin-top="0.0417in" fo:margin-bottom="0.028in" loext:contextual-spacing="true" fo:text-indent="-0.3453in" style:auto-text-indent="false"/>
    </style:style>
    <style:style style:name="P23" style:family="paragraph" style:parent-style-name="List_20_Paragraph" style:list-style-name="WWNum21">
      <style:paragraph-properties fo:margin-left="0.2898in" fo:margin-right="0in" fo:margin-top="0.0417in" fo:margin-bottom="0.028in" loext:contextual-spacing="true" fo:text-indent="-0.25in" style:auto-text-indent="false"/>
    </style:style>
    <style:style style:name="P24" style:family="paragraph" style:parent-style-name="List_20_Paragraph" style:list-style-name="WWNum21">
      <style:paragraph-properties fo:margin-left="0.3882in" fo:margin-right="0in" fo:margin-top="0.0417in" fo:margin-bottom="0.028in" loext:contextual-spacing="true" fo:text-indent="-0.25in" style:auto-text-indent="false"/>
    </style:style>
    <style:style style:name="P25" style:family="paragraph" style:parent-style-name="Contenido_20_de_20_la_20_tabla">
      <style:paragraph-properties fo:margin-left="0in" fo:margin-right="0in" fo:margin-top="0.0417in" fo:margin-bottom="0.028in" loext:contextual-spacing="false" fo:line-height="115%" fo:text-align="justify" style:justify-single-word="false" fo:text-indent="0.1972in" style:auto-text-indent="false"/>
    </style:style>
    <style:style style:name="P26" style:family="paragraph" style:parent-style-name="Standard">
      <style:text-properties fo:font-size="4pt" fo:language="en" fo:country="GB" style:font-size-asian="4pt"/>
    </style:style>
    <style:style style:name="P27" style:family="paragraph" style:parent-style-name="Standard">
      <style:paragraph-properties fo:line-height="100%"/>
      <style:text-properties fo:font-size="4pt" fo:language="en" fo:country="GB" style:font-size-asian="4pt"/>
    </style:style>
    <style:style style:name="P28" style:family="paragraph" style:parent-style-name="Standard">
      <style:text-properties fo:language="en" fo:country="GB"/>
    </style:style>
    <style:style style:name="P29" style:family="paragraph" style:parent-style-name="Standard">
      <style:paragraph-properties fo:text-align="justify" style:justify-single-word="false"/>
      <style:text-properties fo:language="en" fo:country="GB"/>
    </style:style>
    <style:style style:name="P30" style:family="paragraph" style:parent-style-name="Standard">
      <style:paragraph-properties fo:line-height="100%"/>
      <style:text-properties fo:font-size="5pt" fo:language="en" fo:country="GB" style:font-size-asian="5pt" style:language-asian="en" style:country-asian="US"/>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ab-stops>
          <style:tab-stop style:position="1.3882in"/>
        </style:tab-stops>
      </style:paragraph-properties>
    </style:style>
    <style:style style:name="P33" style:family="paragraph" style:parent-style-name="Standard">
      <style:paragraph-properties fo:line-height="100%" fo:text-align="center" style:justify-single-word="false"/>
    </style:style>
    <style:style style:name="P34" style:family="paragraph" style:parent-style-name="Standard">
      <style:paragraph-properties fo:text-align="center" style:justify-single-word="false"/>
    </style:style>
    <style:style style:name="P35" style:family="paragraph" style:parent-style-name="Standard">
      <style:text-properties fo:font-size="9pt" fo:language="en" fo:country="GB" style:font-size-asian="9pt" style:font-name-complex="Arial1" style:font-size-complex="9pt"/>
    </style:style>
    <style:style style:name="P36" style:family="paragraph" style:parent-style-name="Standard">
      <style:paragraph-properties fo:text-align="justify" style:justify-single-word="false"/>
      <style:text-properties fo:font-size="9pt" fo:language="en" fo:country="GB" style:font-size-asian="9pt" style:font-name-complex="Arial1" style:font-size-complex="9pt"/>
    </style:style>
    <style:style style:name="P37" style:family="paragraph" style:parent-style-name="Standard">
      <style:text-properties style:language-asian="de" style:country-asian="CH"/>
    </style:style>
    <style:style style:name="P38" style:family="paragraph" style:parent-style-name="Standard">
      <style:paragraph-properties fo:margin-top="0.0417in" fo:margin-bottom="0.028in" loext:contextual-spacing="false"/>
    </style:style>
    <style:style style:name="P39" style:family="paragraph" style:parent-style-name="Standard">
      <style:paragraph-properties fo:margin-top="0.0417in" fo:margin-bottom="0.028in" loext:contextual-spacing="false" fo:line-height="100%"/>
    </style:style>
    <style:style style:name="P40" style:family="paragraph" style:parent-style-name="Standard">
      <style:paragraph-properties fo:margin-top="0.0417in" fo:margin-bottom="0.028in" loext:contextual-spacing="false" fo:text-align="justify" style:justify-single-word="false"/>
    </style:style>
    <style:style style:name="P41" style:family="paragraph" style:parent-style-name="Standard">
      <style:paragraph-properties fo:margin-top="0.0417in" fo:margin-bottom="0.028in" loext:contextual-spacing="false" fo:text-align="justify" style:justify-single-word="false"/>
      <style:text-properties fo:language="en" fo:country="GB"/>
    </style:style>
    <style:style style:name="P42" style:family="paragraph" style:parent-style-name="Standard">
      <style:paragraph-properties fo:margin-left="0.0945in" fo:margin-right="0in" fo:margin-top="0.0417in" fo:margin-bottom="0.028in" loext:contextual-spacing="false" fo:text-align="justify" style:justify-single-word="false" fo:text-indent="0in" style:auto-text-indent="false"/>
    </style:style>
    <style:style style:name="P43" style:family="paragraph" style:parent-style-name="Standard">
      <style:paragraph-properties fo:break-before="page"/>
      <style:text-properties fo:font-size="4pt" fo:language="en" fo:country="GB" style:font-size-asian="4pt"/>
    </style:style>
    <style:style style:name="P44" style:family="paragraph" style:parent-style-name="Standard">
      <style:paragraph-properties fo:margin-left="0in" fo:margin-right="0in" fo:margin-top="0.0835in" fo:margin-bottom="0in" loext:contextual-spacing="false" fo:line-height="100%" fo:text-align="justify" style:justify-single-word="false" fo:text-indent="0.1972in" style:auto-text-indent="false"/>
      <style:text-properties style:font-name-complex="Arial1"/>
    </style:style>
    <style:style style:name="P45" style:family="paragraph" style:parent-style-name="Standard">
      <style:paragraph-properties fo:margin-left="0in" fo:margin-right="0in" fo:margin-top="0.0417in" fo:margin-bottom="0.028in" loext:contextual-spacing="false" fo:text-align="justify" style:justify-single-word="false" fo:text-indent="0.1972in" style:auto-text-indent="false"/>
    </style:style>
    <style:style style:name="P46" style:family="paragraph" style:parent-style-name="Standard">
      <style:paragraph-properties fo:margin-left="0in" fo:margin-right="0in" fo:margin-top="0.0417in" fo:margin-bottom="0.028in" loext:contextual-spacing="false" fo:text-align="justify" style:justify-single-word="false" fo:text-indent="0.1972in" style:auto-text-indent="false">
        <style:tab-stops>
          <style:tab-stop style:position="0.5484in"/>
        </style:tab-stops>
      </style:paragraph-properties>
    </style:style>
    <style:style style:name="P47" style:family="paragraph" style:parent-style-name="Standard">
      <style:paragraph-properties fo:margin-left="0.1917in" fo:margin-right="0in" fo:margin-top="0.0417in" fo:margin-bottom="0.028in" loext:contextual-spacing="false" fo:text-align="justify" style:justify-single-word="false" fo:text-indent="0in" style:auto-text-indent="false"/>
    </style:style>
    <style:style style:name="P48" style:family="paragraph" style:parent-style-name="Standard">
      <style:paragraph-properties fo:margin-left="0.1917in" fo:margin-right="0in" fo:margin-top="0.0417in" fo:margin-bottom="0.028in" loext:contextual-spacing="false" fo:text-align="justify" style:justify-single-word="false" fo:text-indent="0in" style:auto-text-indent="false">
        <style:tab-stops>
          <style:tab-stop style:position="0.5484in"/>
        </style:tab-stops>
      </style:paragraph-properties>
    </style:style>
    <style:style style:name="P49" style:family="paragraph" style:parent-style-name="Standard">
      <style:paragraph-properties fo:margin-left="0.25in" fo:margin-right="0in" fo:margin-top="0.0417in" fo:margin-bottom="0.028in" loext:contextual-spacing="false" fo:text-align="justify" style:justify-single-word="false" fo:text-indent="0in" style:auto-text-indent="false"/>
    </style:style>
    <style:style style:name="P50" style:family="paragraph" style:parent-style-name="Standard">
      <style:paragraph-properties fo:margin-top="0.0693in" fo:margin-bottom="0in" loext:contextual-spacing="false"/>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weight="bold" style:font-weight-asian="bold" style:font-weight-complex="bold"/>
    </style:style>
    <style:style style:name="T4" style:family="text">
      <style:text-properties fo:language="en" fo:country="GB" fo:font-weight="bold" style:language-asian="en" style:country-asian="US" style:font-weight-asian="bold" style:font-weight-complex="bold"/>
    </style:style>
    <style:style style:name="T5" style:family="text">
      <style:text-properties fo:language="en" fo:country="GB"/>
    </style:style>
    <style:style style:name="T6" style:family="text">
      <style:text-properties fo:language="en" fo:country="GB" style:font-weight-complex="bold"/>
    </style:style>
    <style:style style:name="T7" style:family="text">
      <style:text-properties fo:language="en" fo:country="GB" fo:font-style="italic" style:font-style-asian="italic" style:font-style-complex="italic"/>
    </style:style>
    <style:style style:name="T8" style:family="text">
      <style:text-properties fo:language="en" fo:country="GB" style:language-asian="en" style:country-asian="US"/>
    </style:style>
    <style:style style:name="T9" style:family="text">
      <style:text-properties fo:language="en" fo:country="GB" style:text-underline-style="solid" style:text-underline-width="auto" style:text-underline-color="font-color"/>
    </style:style>
    <style:style style:name="T10" style:family="text">
      <style:text-properties fo:font-size="10pt" fo:language="en" fo:country="GB" fo:font-weight="normal" style:font-size-asian="10pt" style:font-weight-asian="normal"/>
    </style:style>
    <style:style style:name="T11" style:family="text">
      <style:text-properties fo:language="en" fo:country="US"/>
    </style:style>
    <style:style style:name="T12" style:family="text">
      <style:text-properties fo:language="en" fo:country="US" fo:font-weight="bold" style:font-name-asian="Calibri" style:font-weight-asian="bold" style:font-name-complex="Arial1"/>
    </style:style>
    <style:style style:name="T13" style:family="text">
      <style:text-properties fo:language="en" fo:country="US" style:font-name-asian="Calibri" style:font-name-complex="Arial1"/>
    </style:style>
    <style:style style:name="T14" style:family="text">
      <style:text-properties fo:language="en" fo:country="US" style:font-size-complex="7.5pt"/>
    </style:style>
    <style:style style:name="T15" style:family="text">
      <style:text-properties fo:language="pt" fo:country="PT"/>
    </style:style>
    <style:style style:name="T16" style:family="text">
      <style:text-properties fo:language="pt" fo:country="PT" fo:font-weight="bold" style:font-weight-asian="bold"/>
    </style:style>
    <style:style style:name="T17" style:family="text">
      <style:text-properties style:font-name="MS Gothic" fo:language="en" fo:country="GB" style:font-name-asian="MS Gothic1"/>
    </style:style>
    <style:style style:name="T18" style:family="text">
      <style:text-properties style:font-name="MS Gothic" fo:language="en" fo:country="GB" style:font-name-asian="MS Gothic1"/>
    </style:style>
    <style:style style:name="T19" style:family="text">
      <style:text-properties style:font-name="Segoe UI Symbol" fo:language="en" fo:country="GB" style:font-name-complex="Segoe UI Symbol1"/>
    </style:style>
    <style:style style:name="T20" style:family="text">
      <style:text-properties fo:font-weight="bold" style:font-weight-asian="bold" style:font-name-complex="Arial1"/>
    </style:style>
    <style:style style:name="T21" style:family="text">
      <style:text-properties fo:color="#0432ff" fo:language="en" fo:country="GB"/>
    </style:style>
    <style:style style:name="T22" style:family="text">
      <style:text-properties fo:color="#0432ff" fo:language="en" fo:country="US"/>
    </style:style>
    <style:style style:name="T23" style:family="text">
      <style:text-properties fo:color="#0000ff" fo:language="en" fo:country="GB"/>
    </style:style>
    <style:style style:name="T24" style:family="text">
      <style:text-properties fo:color="#000000" fo:language="en" fo:country="GB"/>
    </style:style>
    <style:style style:name="T25" style:family="text">
      <style:text-properties fo:font-size="9pt" fo:language="en" fo:country="GB" style:font-size-asian="9pt" style:font-name-complex="Arial1" style:font-size-complex="9pt"/>
    </style:style>
    <style:style style:name="T26" style:family="text">
      <style:text-properties style:font-name-complex="Arial1"/>
    </style:style>
    <style:style style:name="T27" style:family="text">
      <style:text-properties fo:font-style="italic" style:font-style-asian="italic" style:font-name-complex="Arial1"/>
    </style:style>
    <style:style style:name="T28" style:family="text">
      <style:text-properties style:font-name="Arial" fo:font-size="10pt" fo:language="en" fo:country="US" style:font-name-asian="Calibri" style:font-size-asian="10pt" style:font-name-complex="Arial1" style:font-size-complex="10pt"/>
    </style:style>
    <style:style style:name="T29" style:family="text">
      <style:text-properties fo:color="#222222" fo:language="pt" fo:country="PT" fo:background-color="#ffffff" loext:char-shading-value="0" style:language-asian="pt" style:country-asian="PT" style:font-name-complex="Arial1"/>
    </style:style>
    <style:style style:name="T30" style:family="text">
      <style:text-properties fo:color="#222222" fo:language="en" fo:country="US" fo:background-color="#ffffff" loext:char-shading-value="0" style:language-asian="pt" style:country-asian="PT" style:font-name-complex="Arial1"/>
    </style:style>
    <style:style style:name="T31" style:family="text">
      <style:text-properties fo:color="#222222" fo:language="en" fo:country="US" fo:font-style="italic" style:language-asian="pt" style:country-asian="PT" style:font-style-asian="italic" style:font-name-complex="Arial1" style:font-style-complex="italic"/>
    </style:style>
    <style:style style:name="T32" style:family="text">
      <style:text-properties fo:font-size="7pt" style:font-size-asian="7pt" style:font-size-complex="7pt"/>
    </style:style>
    <style:style style:name="T33" style:family="text">
      <style:text-properties fo:font-size="7.5pt" fo:language="en" fo:country="US" fo:font-weight="bold" style:font-size-asian="7.5pt" style:font-weight-asian="bold" style:font-size-complex="7.5pt"/>
    </style:style>
    <style:style style:name="T34" style:family="text">
      <style:text-properties fo:font-size="7.5pt" fo:language="en" fo:country="US" fo:font-weight="bold" style:font-size-asian="7.5pt" style:font-weight-asian="bold" style:font-size-complex="7.5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94572630552992" text:id="ct94572630552992">
          <text:insertion>
            <office:change-info>
              <dc:creator>Rodrigo</dc:creator>
              <dc:date>2019-10-01T22:04:00</dc:date>
            </office:change-info>
          </text:insertion>
        </text:changed-region>
        <text:changed-region xml:id="ct94572624939584" text:id="ct94572624939584">
          <text:insertion>
            <office:change-info>
              <dc:creator>Rodrigo</dc:creator>
              <dc:date>2019-10-01T22:04:00</dc:date>
            </office:change-info>
          </text:insertion>
        </text:changed-region>
        <text:changed-region xml:id="ct94572630792480" text:id="ct94572630792480">
          <text:insertion>
            <office:change-info>
              <dc:creator>Rodrigo</dc:creator>
              <dc:date>2019-10-01T22:06:00</dc:date>
            </office:change-info>
          </text:insertion>
        </text:changed-region>
        <text:changed-region xml:id="ct94572624876816" text:id="ct94572624876816">
          <text:insertion>
            <office:change-info>
              <dc:creator>Rodrigo</dc:creator>
              <dc:date>2019-10-01T22: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list xml:id="list3631394090" text:style-name="WWNum5">
          <text:list-item>
            <text:list>
              <text:list-item>
                <text:h text:style-name="P1" text:outline-level="2"><text:span text:style-name="T1">Research Proposal <text:line-break/>for the Swiss Government Excellence Scholarship </text:span></text:h>
              </text:list-item>
            </text:list>
          </text:list-item>
        </text:list>
        <text:p text:style-name="P18"><text:span text:style-name="T10">The research proposal is an essential document of the application package. Based on this document the selection Committee composed of University Professors will judge the academic relevance of the scholarship project.<text:line-break/>Your research proposal consists of seven parts and all of them have to be addressed. The text boxes are limited to the number of characters stated (bibliographical references – see annex - are not included in the limited number of characters/ pages</text:span><text:span text:style-name="Footnote_20_Symbol"><text:span text:style-name="T10"><text:note text:id="ftn1" text:note-class="footnote"><text:note-citation>1</text:note-citation><text:note-body><text:p text:style-name="P11"><text:span text:style-name="Footnote_20_Symbol"/><text:span text:style-name="T11"> Due to automatic page break, the limit of five pages may be exceeded. Decisive are the indicated limits of characters.</text:span></text:p></text:note-body></text:note></text:span></text:span><text:span text:style-name="T10">).</text:span></text:p>
        <text:p text:style-name="P18"><text:span text:style-name="T10">Please devote all the necessary attention to this document. </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8"><text:span text:style-name="T3">Name</text:span></text:p>
                <text:p text:style-name="P38"><text:span text:style-name="T1">Joana Patrícia</text:span></text:p>
              </table:table-cell>
              <table:table-cell table:style-name="Table1.A1" office:value-type="string">
                <text:p text:style-name="P38"><text:span text:style-name="T2">Surname</text:span></text:p>
                <text:p text:style-name="P38"><text:span text:style-name="T1">Reis Vasconcelos</text:span></text:p>
              </table:table-cell>
              <table:table-cell table:style-name="Table1.A1" office:value-type="string">
                <text:p text:style-name="P38"><text:span text:style-name="T2">Date of Birth </text:span></text:p>
                <text:p text:style-name="P38"><text:span text:style-name="T1">01/04/1978</text:span></text:p>
              </table:table-cell>
            </table:table-row>
            <table:table-row table:style-name="Table1.2">
              <table:table-cell table:style-name="Table1.A1" office:value-type="string">
                <text:p text:style-name="P38"><text:span text:style-name="T2">Nationality</text:span></text:p>
                <text:p text:style-name="Standard"><text:span text:style-name="T1">Portuguesa</text:span></text:p>
              </table:table-cell>
              <table:table-cell table:style-name="Table1.A1" office:value-type="string">
                <text:p text:style-name="P38"><text:span text:style-name="T2">Home University</text:span></text:p>
                <text:p text:style-name="Standard"><text:bookmark-start text:name="Texte31"/><field:fieldmark-start text:name="Texte3" field:type="vnd.oasis.opendocument.field.FORMTEXT"/><text:span text:style-name="T1">     </text:span><field:fieldmark-end/><text:bookmark-end text:name="Texte31"/></text:p>
              </table:table-cell>
              <table:table-cell table:style-name="Table1.A1" office:value-type="string">
                <text:p text:style-name="P38"><text:span text:style-name="T16">Home Institute</text:span></text:p>
                <text:p text:style-name="Standard"><text:span text:style-name="T15">Secretaria Regional de Agricultura e Pescas</text:span></text:p>
              </table:table-cell>
            </table:table-row>
            <table:table-row table:style-name="Table1.2">
              <table:table-cell table:style-name="Table1.A1" office:value-type="string">
                <text:p text:style-name="P38"><text:span text:style-name="T2">Type of scholarship requested</text:span></text:p>
                <text:p text:style-name="P39"><text:span text:style-name="T17">☐</text:span><text:span text:style-name="T1"> <text:s text:c="2"/></text:span><text:span text:style-name="T1"><text:s text:c="3"/>Research fellowship</text:span></text:p>
                <text:p text:style-name="P39"><text:span text:style-name="T17">☐</text:span><text:span text:style-name="T1"> </text:span><text:span text:style-name="T1"><text:s text:c="5"/>PhD scholarship</text:span></text:p>
                <text:p text:style-name="P39"><text:span text:style-name="T17">☒</text:span><text:span text:style-name="T1"> <text:s text:c="5"/>PostDoc scholarship</text:span></text:p>
              </table:table-cell>
              <table:table-cell table:style-name="Table1.A1" office:value-type="string">
                <text:p text:style-name="P38"><text:span text:style-name="T2">Swiss Host University</text:span></text:p>
                <text:p text:style-name="P38"><field:fieldmark-start text:name="Texte2" field:type="vnd.oasis.opendocument.field.FORMTEXT"/><text:span text:style-name="T1">     </text:span><field:fieldmark-end/></text:p>
              </table:table-cell>
              <table:table-cell table:style-name="Table1.A1" office:value-type="string">
                <text:p text:style-name="P38"><text:span text:style-name="T2">Swiss Host Institute</text:span></text:p>
                <text:p text:style-name="P38"><text:span text:style-name="T1">EAWAG Centre for Ecology, Evolution and Biogeochemistry</text:span></text:p>
              </table:table-cell>
            </table:table-row>
            <table:table-row table:style-name="Table1.2">
              <table:table-cell table:style-name="Table1.A1" table:number-columns-spanned="3" office:value-type="string">
                <text:p text:style-name="P38"><text:span text:style-name="T2">Project title</text:span></text:p>
                <text:p text:style-name="P20"><text:span text:style-name="T6">Theory-Based Data on Speciation and Functional Diversity: the example of the Keystone Whitefish</text:span><text:span text:style-name="T1"> Species (</text:span><text:span text:style-name="T7">Coregonus</text:span><text:span text:style-name="T1"> spp.) on the Alp Lakes.</text:span></text:p>
              </table:table-cell>
              <table:covered-table-cell/>
              <table:covered-table-cell/>
            </table:table-row>
            <table:table-row table:style-name="Table1.2">
              <table:table-cell table:style-name="Table1.A1" table:number-columns-spanned="3" office:value-type="string">
                <text:p text:style-name="P38"><text:span text:style-name="T2">Declaration by the applicant </text:span><text:span text:style-name="T1">(please tick as appropriate, several answers are possible)</text:span></text:p>
                <text:p text:style-name="P38"><text:span text:style-name="T17">☐</text:span><text:span text:style-name="T1"> <text:s text:c="4"/>I suggested this scientific topic, but I did not write this proposal.</text:span></text:p>
                <text:p text:style-name="P38"><text:span text:style-name="T17">☐</text:span><text:span text:style-name="T1"> <text:s text:c="4"/>My supervisor suggested this specific topic.</text:span></text:p>
                <text:p text:style-name="P38"><text:span text:style-name="T17">☒</text:span><text:span text:style-name="T1"> <text:s text:c="4"/></text:span><text:span text:style-name="T1">I suggested this scientific topic, and this proposal is co-authored with the future host supervisor.</text:span></text:p>
                <text:p text:style-name="P38"><text:span text:style-name="T17">☐</text:span><text:span text:style-name="T1"> <text:s text:c="4"/></text:span><text:span text:style-name="T1">I have written this proposal entirely by myself, and I received feedback from the future host <text:line-break/> <text:s text:c="8"/>supervisor.</text:span></text:p>
                <text:p text:style-name="P38"><text:span text:style-name="T17">☐</text:span><text:span text:style-name="T1"> <text:s/></text:span><text:span text:style-name="T1"><text:s text:c="3"/>I have written this proposal entirely by myself.</text:span></text:p>
                <text:p text:style-name="P38"><text:span text:style-name="T17">☐</text:span><text:span text:style-name="T1"> <text:s text:c="4"/>None of the above</text:span><text:span text:style-name="T1">. <text:s/>Please declare: </text:span><field:fieldmark-start text:name="__Fieldmark__6002_1875239857" field:type="vnd.oasis.opendocument.field.FORMTEXT"/><text:span text:style-name="T1">     </text:span><field:fieldmark-end/></text:p>
              </table:table-cell>
              <table:covered-table-cell/>
              <table:covered-table-cell/>
            </table:table-row>
            <table:table-row table:style-name="Table1.2">
              <table:table-cell table:style-name="Table1.A1" table:number-columns-spanned="3" office:value-type="string">
                <text:p text:style-name="P38"><text:span text:style-name="T2">Fieldwork planned (for PhD scholarships only; for PostDoc and research fellowship not possible)</text:span></text:p>
                <text:p text:style-name="P38"><text:span text:style-name="T17">☒</text:span><text:span text:style-name="T1"> <text:s text:c="5"/>No <text:s text:c="3"/></text:span><text:span text:style-name="T19">☐</text:span><text:span text:style-name="T1"> <text:s text:c="5"/>Yes. </text:span><text:span text:style-name="T1"><text:tab/>If yes, please indicate where (country/ region) </text:span><field:fieldmark-start text:name="__Fieldmark__6022_1875239857" field:type="vnd.oasis.opendocument.field.FORMTEXT"/><text:span text:style-name="T1">     </text:span><field:fieldmark-end/><text:span text:style-name="T1"> <text:line-break/><text:tab/><text:tab/><text:tab/>and for how long (number of months) </text:span><field:fieldmark-start text:name="__Fieldmark__6035_1875239857" field:type="vnd.oasis.opendocument.field.FORMTEXT"/><text:span text:style-name="T1">     </text:span><field:fieldmark-end/></text:p>
              </table:table-cell>
              <table:covered-table-cell/>
              <table:covered-table-cell/>
            </table:table-row>
          </table:table-header-rows>
        </table:table>
        <text:p text:style-name="P26"/>
        <text:p text:style-name="P2"/>
        <table:table table:name="Table2" table:style-name="Table2">
          <table:table-column table:style-name="Table2.A"/>
          <table:table-column table:style-name="Table2.B"/>
          <text:soft-page-break/>
          <table:table-row table:style-name="Table2.1">
            <table:table-cell table:style-name="Table2.A1" office:value-type="string">
              <text:p text:style-name="P3"><text:span text:style-name="T4">Applicant’s authentic signature</text:span><text:span text:style-name="T1"> <text:s text:c="2"/>NOTE: Sign the research proposal for your formally correct application</text:span><text:span text:style-name="T8"><text:line-break/></text:span></text:p>
              <text:p text:style-name="P4"><text:span text:style-name="T8">Place <text:s text:c="44"/>Date</text:span></text:p>
              <text:p text:style-name="P5"><text:span text:style-name="T1">Funchal, Madeira <text:s text:c="24"/></text:span><field:fieldmark-start text:name="__Fieldmark__6077_1875239857" field:type="vnd.oasis.opendocument.field.FORMTEXT"/><text:span text:style-name="T1">     </text:span><field:fieldmark-end/></text:p>
            </table:table-cell>
            <table:table-cell table:style-name="Table2.B1" office:value-type="string">
              <text:p text:style-name="P7"/>
              <text:p text:style-name="P7"/>
              <text:p text:style-name="P7"/>
              <text:p text:style-name="P8"/>
            </table:table-cell>
          </table:table-row>
        </table:table>
        <text:p text:style-name="P19"/>
        <table:table table:name="Table3" table:style-name="Table3">
          <table:table-column table:style-name="Table3.A"/>
          <table:table-row table:style-name="Table3.1">
            <table:table-cell table:style-name="Table3.A1" office:value-type="string">
              <text:list xml:id="list2672114196" text:style-name="WWNum21">
                <text:list-item>
                  <text:p text:style-name="P22"><text:span text:style-name="T2">Project title</text:span></text:p>
                </text:list-item>
              </text:list>
              <text:p text:style-name="P20"><text:span text:style-name="T6">Theory-Based Data on Speciation and Functional Diversity: the example of the Keystone Whitefish</text:span><text:span text:style-name="T1"> Species (</text:span><text:span text:style-name="T7">Coregonus</text:span><text:span text:style-name="T1"> spp.) on the Alp Lakes.</text:span></text:p>
              <text:p text:style-name="P21"/>
              <text:list xml:id="list100831024024765" text:continue-numbering="true" text:style-name="WWNum21">
                <text:list-item>
                  <text:p text:style-name="P22"><text:span text:style-name="T2">Mandatory: Layman Abstract </text:span><text:span text:style-name="Footnote_20_Symbol"><text:span text:style-name="T2"><text:note text:id="ftn2" text:note-class="footnote"><text:note-citation>2</text:note-citation><text:note-body><text:p text:style-name="P12"><text:span text:style-name="Footnote_20_Symbol"/><text:span text:style-name="T11"> The Layman Abstract is a concise, clear, and brief description of the project. It should outline the problem, the objectives, expected outcomes, including significance of the project to the field being studied and the importance of the host institution. It should be written in less technical language readable to non-specialists.</text:span></text:p></text:note-body></text:note></text:span></text:span><text:span text:style-name="T2"><text:s text:c="2"/>in English (at most 1600 characters, blanks included)</text:span></text:p>
                </text:list-item>
              </text:list>
              <text:p text:style-name="P40"><text:span text:style-name="T1">Human-driven activities greatly affect ecosystems worldwide, contributing to biodiversity loss and profound shifts on ecological systems and services. Hence, there is an urgent need to understand and predict biodiversity and ecosystems dynamics.</text:span> <text:span text:style-name="T1">Currently, a big gap exists between theoretical and empirical ecologists. Surprisingly, scarce studies have been conducted in ecology to integrate theoretical development and empirical testing. We herein explore how to combine observational and experimental data, together with theory to explore the effects of functional diversity on direct and indirect interactions among individuals because of speciation from a keystone species in grossly, mildly polluted and pristine Alp lakes. We develop a model based on direct (predation and competition) and indirect (facilitation and inhibition) interactions between the keystone species, i.e. whitefish (</text:span><text:span text:style-name="T7">Coregonus</text:span><text:span text:style-name="T1"> spp.), and the remaining fish in Alp lakes. The proposed modelling scenarios may reveal the interactions between species traits that define functional diversity depending on the rate of disturbance in Alp lakes. The expected results may show consistent differences between pristine and grossly polluted lakes, since pristine are identified as no perturbed. The present proposal encourage collaboration between several research groups in EAWAG, specifically by integrating empirical, experimental and theoretical data with modelling tools. This project has an important scalable component, being a complement for future proposals in EAWAG concerning field databases, experimental data and theoretical </text:span><text:span text:style-name="T1"><office:annotation office:name="__Annotation__6206_1875239857"><dc:creator>Joana Patricia Reis Vasconcelos</dc:creator><dc:date>2019-10-02T12:15:00</dc:date><loext:sender-initials>JPRV</loext:sender-initials><text:p>No more characters left</text:p></office:annotation></text:span><text:span text:style-name="T1"><office:annotation office:name="__Annotation__6204_1875239857"><dc:creator>Rodrigo</dc:creator><dc:date>2019-10-01T22:10:00</dc:date><loext:sender-initials>R</loext:sender-initials><text:p>Be more detailed and include some research lines currently ongoing in Carlos lab or other Eawag labs (see Florian Altermatt and Blake Matthew Labs, too), and finally Ole Seehausen lab (check his webpage).</text:p></office:annotation></text:span><text:span text:style-name="T1">approaches</text:span><office:annotation-end office:name="__Annotation__6204_1875239857"/><office:annotation-end office:name="__Annotation__6206_1875239857"/><text:span text:style-name="T1">.</text:span></text:p>
              <text:p text:style-name="P41"/>
              <text:list xml:id="list100830380347157" text:continue-numbering="true" text:style-name="WWNum21">
                <text:list-item>
                  <text:p text:style-name="P23"><text:span text:style-name="T2">Optional: Layman Abstract </text:span><text:span text:style-name="Footnote_20_Symbol"><text:span text:style-name="T2">2</text:span></text:span><text:span text:style-name="T2"> <text:s/>in French, in German or in Italian (at most 1600 characters, blanks included)</text:span></text:p>
                </text:list-item>
              </text:list>
              <text:p text:style-name="Standard"><field:fieldmark-start text:name="Texte4" field:type="vnd.oasis.opendocument.field.FORMTEXT"/><text:span text:style-name="T1">     </text:span><field:fieldmark-end/></text:p>
              <text:p text:style-name="P28"/>
            </table:table-cell>
          </table:table-row>
        </table:table>
        <text:p text:style-name="P30"/>
        <text:p text:style-name="P30"/>
        <table:table table:name="Table4" table:style-name="Table4">
          <table:table-column table:style-name="Table4.A"/>
          <table:table-row table:style-name="Table4.1">
            <table:table-cell table:style-name="Table4.A1" office:value-type="string">
              <text:list xml:id="list100830944382183" text:continue-numbering="true" text:style-name="WWNum21">
                <text:list-item>
                  <text:p text:style-name="P24"><text:span text:style-name="T2">State of research in the field in English, in French, in German or in Italian (at most 1 page, 4500 characters, blanks included)</text:span></text:p>
                </text:list-item>
              </text:list>
              <text:p text:style-name="P42"><text:span text:style-name="T1">Keystone species are pivotal in all ecosystems (</text:span><text:span text:style-name="T21">Mills et al. 1993</text:span><text:span text:style-name="T1">), since they exert top-down influence on lower trophic levels and prevent species at lower trophic levels from monopolizing critical sources, e.g. competition for space or capital food producers. In freshwater systems a high variety of fish are considered keystone species because of their importance on the ecosystem processes (e.g. </text:span><text:span text:style-name="T21">Willson &amp; Halupka, 1995</text:span><text:span text:style-name="T1">). The whitefish (</text:span><text:span text:style-name="T7">Coregonus</text:span><text:span text:style-name="T1"> spp.) are keystone species in Alp lakes since other species depend on their survival, abundances and </text:span><text:span text:style-name="T1"><office:annotation office:name="__Annotation__6260_1875239857"><dc:creator>Joana Patrícia Reis Vasconcelos</dc:creator><dc:date>2019-10-10T10:19:00</dc:date><loext:sender-initials>JPRV</loext:sender-initials><text:p>No more characters left</text:p></office:annotation></text:span><text:span text:style-name="T1"><office:annotation office:name="__Annotation__6258_1875239857"><dc:creator>Rodrigo</dc:creator><dc:date>2019-10-01T22:10:00</dc:date><loext:sender-initials>R</loext:sender-initials><text:p>How? As prey for example? Or habitat cascades? And also detail other spp names (3-4 taxa would be fine).</text:p></office:annotation></text:span><text:span text:style-name="T1">diversity</text:span><office:annotation-end office:name="__Annotation__6258_1875239857"/><office:annotation-end office:name="__Annotation__6260_1875239857"/><text:span text:style-name="T1">. Thus, ecological implications are of utmost importance if loss or sharp variations of whitefish populations occur in lakes where they inhabit. A differentiation within Alp lakes has been observed in whitefish resulting in speciation, with differences in morphology and trophic guild (e.g. gill-raker number, growth rate, shape), as well as, reproductive aspects (e.g. time of spawning, egg size). Whitefish exhibit differences in resource use along the benthic-limnetic resource axis (</text:span><text:span text:style-name="T21">Harrod et al. 2010</text:span><text:span text:style-name="T1">), with adaptation to different trophic niches (</text:span><text:span text:style-name="T21">Lundsgaard-Hansen et al. 2013</text:span><text:span text:style-name="T1">). The divergence in whitefish underpinned top-down effects through trophic cascades as occur to other freshwater fish (</text:span><text:span text:style-name="T21">Bassar et al. 2012</text:span><text:span text:style-name="T1">). At ecosystem level, these effects may alter consumer-resource dynamics and ecosystem functions (</text:span><text:span text:style-name="T21">Lundsgaard-Hansen et al. 2014</text:span><text:span text:style-name="T1">). In contrast, pollution effects (eutrophication) showed to affect greatly the speciation of these species in lakes, underpinning a reversal in speciation processes (</text:span><text:span text:style-name="T21">Vonlanthen et al. 2012; Alexander et al. </text:span><text:span text:style-name="T21"><office:annotation office:name="__Annotation__6301_1875239857"><dc:creator>Joana Patrícia Reis Vasconcelos</dc:creator><dc:date>2019-10-02T20:36:00</dc:date><loext:sender-initials>JPRV</loext:sender-initials><text:p/><text:p><text:span text:style-name="T11">LINK BETTER THESE TWO SENTENCES!!</text:span></text:p></office:annotation></text:span><text:span text:style-name="T21">2017</text:span><office:annotation-end office:name="__Annotation__6301_1875239857"/><text:span text:style-name="T1">). Former ecological studies observed that speciation processes affect species interactions, trophic cascades and population dynamics (</text:span><text:span text:style-name="T21">Seehausen 2009</text:span><text:span text:style-name="T1">).</text:span></text:p>
              <text:p text:style-name="P42"><text:span text:style-name="T1">Scarce studies have been focused on the effects of whitefish in the remaining fish of Alp lake ecosystems. To our knowledge, no approach has been developed involving the study of the whole fish community considering functional traits. Species traits have shown to be feasible tools to identify species interactions, as well as, the ecosystem effects of keystone species on the remaining diversity (</text:span><text:span text:style-name="T21">Goldstein &amp; Meador 2005). </text:span><text:span text:style-name="T1">Functional traits have several advantages (</text:span><text:span text:style-name="T21">Noble et al. 2007; Ibáñez et al. 2009</text:span><text:span text:style-name="T1">): (i) higher correlation to environmental variables, (ii) trait variations are not dependent to individual abundances, (iii) not geographically limited to a certain ecosystem. In this proposal, experimental and observational data are combined with theory to contrast the effects of keystone species (whitefish) in Alp lakes. These effects are explored in grossly polluted, mildly polluted and pristine Swiss lakes. Thus, we can contrast the empirical and experimental data with theoretical models with different degrees of complexity. The combination of field data at multiple scales of spatial and biological integration, from performance of individual organisms in the laboratory (</text:span><text:span text:style-name="T21">Roesch et al. 2013; Lundsgaard-Hansen et al. 2013</text:span><text:span text:style-name="T1">), as well as theoretical modelling is of utmost importance to understand complex interactions in natural ecosystems (</text:span><text:span text:style-name="T21">Alexander et al. 2017</text:span><text:span text:style-name="T1">). Surprisingly, there is an enormous gap of knowledge integrating theory and real data from biodiversity where most of studies have been focused on taxonomic and ecologic diversity. Previously, several studies have been conducted combining empirical data and theoretical models to understand trophic relationships within ecosystems, but most of these were limited to a single species or a pool of species integrated in one category (e.g. </text:span><text:span text:style-name="T21">Aebischer 2013, Lundsgaard-Hansen et al. 2013, 2014</text:span><text:span text:style-name="T1">). Nevertheless, no integrative works have been published dealing with functional diversity, though it has been extensively demonstrated its importance as a reliable biodiversity in natural ecosystems, from rain forests to coral reefs (</text:span><text:span text:style-name="T21">Mouillot et al. 2013</text:span><text:span text:style-name="T1">). Thus, a step forward would be to integrate several species from ecosystems occupying different ecological niches based on their functional traits. The present approach constitutes an initial step to fill this gap on the driving mechanisms that affect the functional diversity in ecosystems, based on species traits from natural and experimental observations. Approximate Bayesian Computation (ABC) are used to fit the models to data in order to infer mechanisms that best explain data from previous field surveys conducted in Swiss Alp lakes and experimental data carried out in EAWAG facilities.</text:span></text:p>
            </table:table-cell>
          </table:table-row>
        </table:table>
        <text:p text:style-name="P26"/>
        <text:p text:style-name="P27"/>
        <text:p text:style-name="P10"/>
        <table:table table:name="Table5" table:style-name="Table5">
          <table:table-column table:style-name="Table5.A"/>
          <table:table-row table:style-name="Table5.1">
            <table:table-cell table:style-name="Table5.A1" office:value-type="string">
              <text:list xml:id="list100829713253998" text:continue-numbering="true" text:style-name="WWNum21">
                <text:list-item>
                  <text:p text:style-name="P23"><text:span text:style-name="T2">Aims, methodology and foreseen achievements (at most 1 page, 4500 characters, blanks included)</text:span></text:p>
                </text:list-item>
              </text:list>
              <text:p text:style-name="P31"><text:span text:style-name="T1">The </text:span><text:span text:style-name="T2">main aim</text:span><text:span text:style-name="T1"> of the present proposal is to </text:span><text:span text:style-name="T3">evaluate the consequences of keystone species (whitefish) speciation in functional properties</text:span><text:span text:style-name="T1"> of the Alp lakes ecosystems through direct (top-down and bottom-up) and indirect (facilitation and inhibition) interactions with the remaining fish. Specifically, we intend to explore general functional patterns in Alp lakes ecosystems from </text:span><text:span text:style-name="T3">experimental and observational data</text:span><text:span text:style-name="T1">, as well as, FISHBASE database, and develop </text:span><text:span text:style-name="T3">modelling scenarios</text:span><text:span text:style-name="T1"> to test the mechanisms underpinning changes in functional diversity of Alp lakes.</text:span></text:p>
              <text:p text:style-name="P32"><text:span text:style-name="T3">Methodology<text:tab/></text:span></text:p>
              <text:p text:style-name="P31"><text:span text:style-name="T9">General functional patterns from field surveys and large databases: </text:span><text:span text:style-name="T1">We analyse patterns of functional diversity on a series of data, from experiments, field observations and FISHBASE (</text:span><text:span text:style-name="T22">Froese &amp; Pauly </text:span><text:span text:style-name="T21">2019</text:span><text:span text:style-name="T1">). We address these questions: (i) What are the global patterns of functional diversity in pristine ecosystems; (ii) Do they significantly differ from </text:span><text:span text:style-name="T3">disturbed</text:span><text:span text:style-name="T1"> (e.g. eutrophized) lakes?; (iii) How keystone species affect functionally the ecosystem?; (iv) Effects are the same in all lakes or they differ? Why? </text:span><text:span text:style-name="T2">Functional diversity assessment</text:span><text:span text:style-name="T1"> can be determined with the use of indices that summarize community diversity with respect to species’ traits. Here, we propose to explore a suite of functional diversity index incorporating </text:span><text:span text:style-name="T2">eight traits</text:span><text:span text:style-name="T1"> that contain most of the species ecological characteristics (</text:span><text:span text:style-name="T23">Noble et al. 2007; Frimpong &amp; Angermeier 2009; Stuart-Smith et al. 2013</text:span><text:span text:style-name="T1">). These traits contain at least the following variables: (i) Body size (e.g. maximum length); (ii) Feeding ecology (e.g. trophic group); (iii) Behaviour (e.g. daily activity pattern); (iv) Habitat use (e.g. preferred substratum). </text:span><text:span text:style-name="T2">Three functional diversity indices</text:span><text:span text:style-name="T1"> are estimated from a multidimensional approach, functional richness assessed through the functional dispersion index (FDis, </text:span><text:span text:style-name="T23">Laliberté &amp; Legendre 2010</text:span><text:span text:style-name="T1">), functional evenness (FEve) and functional divergence (FDiv). FDis accounts also dispersion and species relative abundance. FEve may be seen as the degree to which the biomass of a community is distributed in niche space to allow effective utilisation of the entire range of available resources. FDiv defines how far high species abundances are from the centre of the functional space. High functional divergence indicates a high degree of niche differentiation, and thus low resource competition.</text:span></text:p>
              <text:p text:style-name="P31"><text:span text:style-name="T9">Modelling scenarios: </text:span><text:span text:style-name="T1">We build </text:span><text:span text:style-name="T3">Individual-based models</text:span><text:span text:style-name="T1"> (IBM) to test the mechanisms that best predict the loss or gain of functional diversity. Three models are developed representing an experimental scenario (grossly polluted, mildly polluted and pristine) for alp lakes ecosystems. Fish populations are represented by mean and variance for each functional trait. Fitting direct and indirect interactions are made by comparing the matrix of functional traits and individual abundances from each model scenario with data collected from experimental and observational works. This is made by using the community matrix starting with varying competition and antagonistic coefficients terms. We also start with different mean and variance for each functional trait to understand the effect of trait variance on functional diversity and whether variance influences the rate of trait loss or gain. The difference between model output and observations can be evaluated as the absolute distance between predicted and observed values with traits and abundances. Posterior parameter distribution minimizing the model data distance is obtained using </text:span><text:span text:style-name="T3">Approximate Bayesian Computation</text:span><text:span text:style-name="T1"> (ABC) through two algorithms: (i) Rejection sampling (</text:span><text:span text:style-name="T21">Melián et al. 2015</text:span><text:span text:style-name="T1">), and (ii) Simulated annealing ABC (</text:span><text:span text:style-name="T21">Albert et al. 2014</text:span><text:span text:style-name="T1">). Parametrising and fitting the model separately in experimental and observational experiences, we are able to test how disturbance regimes affect functional diversity through direct and indirect interactions and how they affect to ecosystem processes in Alp lakes. Lastly, to demonstrate the feasibility of the model, we fit the model to experimental and observational databases collected by EAWAG researchers. The present model is implemented in </text:span><text:span text:style-name="T3">JULIA</text:span><text:span text:style-name="T1"> (julialang.org). </text:span></text:p>
              <text:p text:style-name="P31"><text:span text:style-name="T2">Foreseen achievements: </text:span><text:span text:style-name="T6">The proposed modelling scenarios will reveal the interactions between species traits that define functional diversity depending on the rate of disturbance (grossly and mildly polluted and pristine) in Alp lakes. We expect consistent differences between pristine and grossly polluted lakes.</text:span></text:p>
            </table:table-cell>
          </table:table-row>
        </table:table>
        <text:p text:style-name="P26"/>
        <text:p text:style-name="P27"/>
        <text:p text:style-name="P43"/>
        <text:p text:style-name="P27"/>
        <text:p text:style-name="P2"/>
        <table:table table:name="Table6" table:style-name="Table6">
          <table:table-column table:style-name="Table6.A"/>
          <table:table-row table:style-name="Table6.1">
            <table:table-cell table:style-name="Table6.A1" office:value-type="string">
              <text:list xml:id="list100829403484708" text:continue-numbering="true" text:style-name="WWNum21">
                <text:list-item>
                  <text:p text:style-name="P23"><text:span text:style-name="T2">Relevance of the project (at most 1 page, 4500 characters, blanks included)<text:line-break/></text:span></text:p>
                </text:list-item>
              </text:list>
              <text:p text:style-name="Standard"><text:span text:style-name="T2">For the home institution</text:span><text:span text:style-name="T1"> <text:line-break/>(for PhD and Postdoctoral candidates: your last academic institution attended; for research fellowship candidates your current institution)</text:span></text:p>
              <text:p text:style-name="P28"/>
              <text:p text:style-name="P31"><text:span text:style-name="T1">Currently I work at the Regional Directorate of Fisheries in Madeira Island (SRAP/DRP/DSI). Since 2001, DSI makes part of the program for the collection and management of data essential for the conduct of the Common Fisheries Policy. This data collection is essential for the implementation of the Common Fisheries Policy and provides the basis for the best possible scientific advice. Data are needed to assess the state of fish stocks, the profitability of different sector segments and the effects of fishing and aquaculture on the ecosystem. This Postdoctoral proposal provide a </text:span><text:span text:style-name="T3">close collaboration with</text:span><text:span text:style-name="T1"> </text:span><text:span text:style-name="T3">theoretical scientists</text:span><text:span text:style-name="T1">, specifically </text:span><text:a xlink:type="simple" xlink:href="https://www.eawag.ch/en/aboutus/portrait/organisation/staff/profile/carlos-melian/show/" text:style-name="ListLabel_20_7" text:visited-style-name="ListLabel_20_7"><text:span text:style-name="Internet_20_link"><text:span text:style-name="T1">Dr. Carlos Melián</text:span></text:span></text:a><text:span text:style-name="T1"> </text:span><text:change-start text:change-id="ct94572630552992"/><text:span text:style-name="T1">(</text:span><text:change-end text:change-id="ct94572630552992"/><text:span text:style-name="T1">EAWAG</text:span><text:change-start text:change-id="ct94572624939584"/><text:span text:style-name="T1">)</text:span><text:change-end text:change-id="ct94572624939584"/><text:span text:style-name="T1">, to promote further studies using available data from research surveys and biological sampling.</text:span></text:p>
              <text:p text:style-name="P28"/>
              <text:p text:style-name="Standard"><text:span text:style-name="T2">For the host institution (in Switzerland)</text:span></text:p>
              <text:p text:style-name="P40"><text:span text:style-name="T1">Methods need to be developed to assess the demographic and evolutionary recovery potential of affected populations and assemblage (</text:span><text:span text:style-name="T21">Alexander et al. 2017</text:span><text:span text:style-name="T24">).</text:span><text:span text:style-name="T1"> Hence, we need to determine the extent of diversity lost through for e.g. eutrophication, and thereby estimate the possibility and potential rates of recovery, re-divergence and the restoration of associated ecosystem function (</text:span><text:span text:style-name="T21">Alexander et al. 2017</text:span><text:span text:style-name="T24">)</text:span><text:span text:style-name="T1">. To fulfil this, a better understanding of the network of traits that underlie specific ecosystem functions and the genomic underpinning of trait variation and species differentiation are needed (</text:span><text:span text:style-name="T21">Alexander et al. 2017</text:span><text:span text:style-name="T24">)</text:span><text:span text:style-name="T1">. Thus, knowledge of how variation in the traits underlying ecosystem functions influences the services that these functions provide to society is required (</text:span><text:span text:style-name="T21">Alexander et al. 2017)</text:span><text:span text:style-name="T1">. Interaction strength among species depends on ecological and evolutionary processes underlying complex traits and trait distributions (</text:span><text:span text:style-name="T21">Melián et al., 2018</text:span><text:span text:style-name="T24">)</text:span><text:span text:style-name="T21">,</text:span><text:span text:style-name="T1"> showing that species traits are feasible tools to determine species interactions, as well as, the ecosystem effects of keystone species on the remaining diversity (</text:span><text:span text:style-name="T23">Goldstein &amp; Meador, 2005</text:span><text:span text:style-name="T1">). One of the </text:span><text:span text:style-name="T3">innovative approaches of this project</text:span><text:span text:style-name="T1"> is working with functional diversity, based on ecological traits of each fish species (body size, trophic group, etc.). </text:span><text:span text:style-name="T9">We combine data from existing fish database (FISHBASE), experiments and field surveys conducted by researchers of EAWAG, together with modelling tools, i.e. ABC, Approximate Bayesian Computing. </text:span><text:span text:style-name="T1">Thus, the present proposal </text:span><text:span text:style-name="T2">encourage collaboration between several research groups in EAWAG </text:span><text:span text:style-name="T1">providing an excellent opportunity of </text:span><text:span text:style-name="T3">exchange of ideas and experiences between empirical and theoretical scientists</text:span><text:span text:style-name="T1">, specifically Dr. Melián, Dr. Matthews and Dr. Seehausen´s labs by integrating empirical, experimental and theoretical data from modelling tools. Moreover, the results of the present proposal are of priority interest for conservationists and stakeholders since the experimental and theoretical approaches are based on functional traits that contribute to the conservation and persistence of ecosystem properties and services. </text:span></text:p>
              <text:p text:style-name="P41"/>
              <text:p text:style-name="P29"/>
              <text:p text:style-name="P28"/>
            </table:table-cell>
          </table:table-row>
        </table:table>
        <text:p text:style-name="P26"/>
        <text:p text:style-name="P27"/>
        <text:p text:style-name="P10"/>
        <table:table table:name="Table8" table:style-name="Table8">
          <table:table-column table:style-name="Table8.A"/>
          <table:table-row table:style-name="Table8.1">
            <table:table-cell table:style-name="Table8.A1" office:value-type="string">
              <text:list xml:id="list100830673253033" text:continue-numbering="true" text:style-name="WWNum21">
                <text:list-item>
                  <text:p text:style-name="P23"><text:span text:style-name="T2">Schedule, timetable incl. eventual fieldwork (at most 1 page, 4000 characters, blanks included)</text:span></text:p>
                </text:list-item>
              </text:list>
              <text:p text:style-name="P44"/>
              <table:table table:name="Table7" table:style-name="Table7">
                <table:table-column table:style-name="Table7.A"/>
                <table:table-column table:style-name="Table7.B"/>
                <table:table-column table:style-name="Table7.C" table:number-columns-repeated="3"/>
                <table:table-column table:style-name="Table7.B"/>
                <table:table-column table:style-name="Table7.C" table:number-columns-repeated="2"/>
                <table:table-column table:style-name="Table7.B"/>
                <table:table-column table:style-name="Table7.C" table:number-columns-repeated="3"/>
                <table:table-column table:style-name="Table7.M"/>
                <table:table-row table:style-name="Table7.1">
                  <table:table-cell table:style-name="Table7.A1" table:number-rows-spanned="2" office:value-type="string">
                    <text:p text:style-name="P33"><text:span text:style-name="T25">Tasks</text:span></text:p>
                  </table:table-cell>
                  <table:table-cell table:style-name="Table7.B1" table:number-columns-spanned="12" office:value-type="string">
                    <text:p text:style-name="P34"><text:span text:style-name="T25">Mon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covered-table-cell/>
                  <table:table-cell table:style-name="Table7.B2" office:value-type="string">
                    <text:p text:style-name="P31"><text:span text:style-name="T25">1</text:span></text:p>
                  </table:table-cell>
                  <table:table-cell table:style-name="Table7.C2" office:value-type="string">
                    <text:p text:style-name="P31"><text:span text:style-name="T25">2</text:span></text:p>
                  </table:table-cell>
                  <table:table-cell table:style-name="Table7.D2" office:value-type="string">
                    <text:p text:style-name="P31"><text:span text:style-name="T25">3</text:span></text:p>
                  </table:table-cell>
                  <table:table-cell table:style-name="Table7.E2" office:value-type="string">
                    <text:p text:style-name="P31"><text:span text:style-name="T25">4</text:span></text:p>
                  </table:table-cell>
                  <table:table-cell table:style-name="Table7.F2" office:value-type="string">
                    <text:p text:style-name="P31"><text:span text:style-name="T25">5</text:span></text:p>
                  </table:table-cell>
                  <table:table-cell table:style-name="Table7.G2" office:value-type="string">
                    <text:p text:style-name="P31"><text:span text:style-name="T25">6</text:span></text:p>
                  </table:table-cell>
                  <table:table-cell table:style-name="Table7.H2" office:value-type="string">
                    <text:p text:style-name="P31"><text:span text:style-name="T25">7</text:span></text:p>
                  </table:table-cell>
                  <table:table-cell table:style-name="Table7.I2" office:value-type="string">
                    <text:p text:style-name="P31"><text:span text:style-name="T25">8</text:span></text:p>
                  </table:table-cell>
                  <table:table-cell table:style-name="Table7.J2" office:value-type="string">
                    <text:p text:style-name="P31"><text:span text:style-name="T25">9</text:span></text:p>
                  </table:table-cell>
                  <table:table-cell table:style-name="Table7.K2" office:value-type="string">
                    <text:p text:style-name="P31"><text:span text:style-name="T25">10</text:span></text:p>
                  </table:table-cell>
                  <table:table-cell table:style-name="Table7.L2" office:value-type="string">
                    <text:p text:style-name="P31"><text:span text:style-name="T25">11</text:span></text:p>
                  </table:table-cell>
                  <table:table-cell table:style-name="Table7.M2" office:value-type="string">
                    <text:p text:style-name="P31"><text:span text:style-name="T25">12</text:span></text:p>
                  </table:table-cell>
                </table:table-row>
                <table:table-row table:style-name="Table7.1">
                  <table:table-cell table:style-name="Table7.A3" office:value-type="string">
                    <text:p text:style-name="Standard"><text:span text:style-name="T25">Star</text:span><text:change-start text:change-id="ct94572630792480"/><text:span text:style-name="T25">t</text:span><text:change-end text:change-id="ct94572630792480"/><text:span text:style-name="T25">-up meeting</text:span></text:p>
                  </table:table-cell>
                  <table:table-cell table:style-name="Table7.B3" office:value-type="string">
                    <text:p text:style-name="P36"/>
                  </table:table-cell>
                  <table:table-cell table:style-name="Table7.C3" office:value-type="string">
                    <text:p text:style-name="P36"/>
                  </table:table-cell>
                  <table:table-cell table:style-name="Table7.D3" office:value-type="string">
                    <text:p text:style-name="P36"/>
                  </table:table-cell>
                  <table:table-cell table:style-name="Table7.E3" office:value-type="string">
                    <text:p text:style-name="P36"/>
                  </table:table-cell>
                  <table:table-cell table:style-name="Table7.F3" office:value-type="string">
                    <text:p text:style-name="P36"/>
                  </table:table-cell>
                  <table:table-cell table:style-name="Table7.G3" office:value-type="string">
                    <text:p text:style-name="P36"/>
                  </table:table-cell>
                  <table:table-cell table:style-name="Table7.H3" office:value-type="string">
                    <text:p text:style-name="P36"/>
                  </table:table-cell>
                  <table:table-cell table:style-name="Table7.I3" office:value-type="string">
                    <text:p text:style-name="P36"/>
                  </table:table-cell>
                  <table:table-cell table:style-name="Table7.J3" office:value-type="string">
                    <text:p text:style-name="P36"/>
                  </table:table-cell>
                  <table:table-cell table:style-name="Table7.K3" office:value-type="string">
                    <text:p text:style-name="P36"/>
                  </table:table-cell>
                  <table:table-cell table:style-name="Table7.L3" office:value-type="string">
                    <text:p text:style-name="P36"/>
                  </table:table-cell>
                  <table:table-cell table:style-name="Table7.M3" office:value-type="string">
                    <text:p text:style-name="P36"/>
                  </table:table-cell>
                </table:table-row>
                <table:table-row table:style-name="Table7.1">
                  <table:table-cell table:style-name="Table7.A4" office:value-type="string">
                    <text:p text:style-name="Standard"><text:span text:style-name="T25">Bibliography search</text:span></text:p>
                  </table:table-cell>
                  <table:table-cell table:style-name="Table7.B4" office:value-type="string">
                    <text:p text:style-name="P36"/>
                  </table:table-cell>
                  <table:table-cell table:style-name="Table7.C4" office:value-type="string">
                    <text:p text:style-name="P36"/>
                  </table:table-cell>
                  <table:table-cell table:style-name="Table7.D4" office:value-type="string">
                    <text:p text:style-name="P36"/>
                  </table:table-cell>
                  <table:table-cell table:style-name="Table7.E4" office:value-type="string">
                    <text:p text:style-name="P36"/>
                  </table:table-cell>
                  <table:table-cell table:style-name="Table7.F4" office:value-type="string">
                    <text:p text:style-name="P36"/>
                  </table:table-cell>
                  <table:table-cell table:style-name="Table7.G4" office:value-type="string">
                    <text:p text:style-name="P36"/>
                  </table:table-cell>
                  <table:table-cell table:style-name="Table7.H4" office:value-type="string">
                    <text:p text:style-name="P36"/>
                  </table:table-cell>
                  <table:table-cell table:style-name="Table7.I4" office:value-type="string">
                    <text:p text:style-name="P36"/>
                  </table:table-cell>
                  <table:table-cell table:style-name="Table7.J4" office:value-type="string">
                    <text:p text:style-name="P36"/>
                  </table:table-cell>
                  <table:table-cell table:style-name="Table7.K4" office:value-type="string">
                    <text:p text:style-name="P36"/>
                  </table:table-cell>
                  <table:table-cell table:style-name="Table7.L4" office:value-type="string">
                    <text:p text:style-name="P36"/>
                  </table:table-cell>
                  <table:table-cell table:style-name="Table7.M4" office:value-type="string">
                    <text:p text:style-name="P36"/>
                  </table:table-cell>
                </table:table-row>
                <table:table-row table:style-name="Table7.1">
                  <table:table-cell table:style-name="Table7.A5" office:value-type="string">
                    <text:p text:style-name="Standard"><text:span text:style-name="T25">FISHBASE global database</text:span></text:p>
                  </table:table-cell>
                  <table:table-cell table:style-name="Table7.B5" office:value-type="string">
                    <text:p text:style-name="P36"/>
                  </table:table-cell>
                  <table:table-cell table:style-name="Table7.C5" office:value-type="string">
                    <text:p text:style-name="P36"/>
                  </table:table-cell>
                  <table:table-cell table:style-name="Table7.D5" office:value-type="string">
                    <text:p text:style-name="P36"/>
                  </table:table-cell>
                  <table:table-cell table:style-name="Table7.E5" office:value-type="string">
                    <text:p text:style-name="P36"/>
                  </table:table-cell>
                  <table:table-cell table:style-name="Table7.F5" office:value-type="string">
                    <text:p text:style-name="P36"/>
                  </table:table-cell>
                  <table:table-cell table:style-name="Table7.G5" office:value-type="string">
                    <text:p text:style-name="P36"/>
                  </table:table-cell>
                  <table:table-cell table:style-name="Table7.H5" office:value-type="string">
                    <text:p text:style-name="P36"/>
                  </table:table-cell>
                  <table:table-cell table:style-name="Table7.I5" office:value-type="string">
                    <text:p text:style-name="P36"/>
                  </table:table-cell>
                  <table:table-cell table:style-name="Table7.J5" office:value-type="string">
                    <text:p text:style-name="P36"/>
                  </table:table-cell>
                  <table:table-cell table:style-name="Table7.K5" office:value-type="string">
                    <text:p text:style-name="P36"/>
                  </table:table-cell>
                  <table:table-cell table:style-name="Table7.L5" office:value-type="string">
                    <text:p text:style-name="P36"/>
                  </table:table-cell>
                  <table:table-cell table:style-name="Table7.M5" office:value-type="string">
                    <text:p text:style-name="P36"/>
                  </table:table-cell>
                </table:table-row>
                <table:table-row table:style-name="Table7.1">
                  <table:table-cell table:style-name="Table7.A6" office:value-type="string">
                    <text:p text:style-name="Standard"><text:span text:style-name="T25">Analysis of experimental data from EAWAG mesocosms</text:span></text:p>
                  </table:table-cell>
                  <table:table-cell table:style-name="Table7.B6" office:value-type="string">
                    <text:p text:style-name="P36"/>
                  </table:table-cell>
                  <table:table-cell table:style-name="Table7.C6" office:value-type="string">
                    <text:p text:style-name="P36"/>
                  </table:table-cell>
                  <table:table-cell table:style-name="Table7.D6" office:value-type="string">
                    <text:p text:style-name="P36"/>
                  </table:table-cell>
                  <table:table-cell table:style-name="Table7.E6" office:value-type="string">
                    <text:p text:style-name="P36"/>
                  </table:table-cell>
                  <table:table-cell table:style-name="Table7.F6" office:value-type="string">
                    <text:p text:style-name="P36"/>
                  </table:table-cell>
                  <table:table-cell table:style-name="Table7.G6" office:value-type="string">
                    <text:p text:style-name="P36"/>
                  </table:table-cell>
                  <table:table-cell table:style-name="Table7.H6" office:value-type="string">
                    <text:p text:style-name="P36"/>
                  </table:table-cell>
                  <table:table-cell table:style-name="Table7.I6" office:value-type="string">
                    <text:p text:style-name="P36"/>
                  </table:table-cell>
                  <table:table-cell table:style-name="Table7.J6" office:value-type="string">
                    <text:p text:style-name="P36"/>
                  </table:table-cell>
                  <table:table-cell table:style-name="Table7.K6" office:value-type="string">
                    <text:p text:style-name="P36"/>
                  </table:table-cell>
                  <table:table-cell table:style-name="Table7.L6" office:value-type="string">
                    <text:p text:style-name="P36"/>
                  </table:table-cell>
                  <table:table-cell table:style-name="Table7.M6" office:value-type="string">
                    <text:p text:style-name="P36"/>
                  </table:table-cell>
                </table:table-row>
                <table:table-row table:style-name="Table7.1">
                  <table:table-cell table:style-name="Table7.A7" office:value-type="string">
                    <text:p text:style-name="Standard"><text:span text:style-name="T25">Analysis of observational data from Alp lakes</text:span></text:p>
                  </table:table-cell>
                  <table:table-cell table:style-name="Table7.B7" office:value-type="string">
                    <text:p text:style-name="P36"/>
                  </table:table-cell>
                  <table:table-cell table:style-name="Table7.C7" office:value-type="string">
                    <text:p text:style-name="P36"/>
                  </table:table-cell>
                  <table:table-cell table:style-name="Table7.D7" office:value-type="string">
                    <text:p text:style-name="P36"/>
                  </table:table-cell>
                  <table:table-cell table:style-name="Table7.E7" office:value-type="string">
                    <text:p text:style-name="P36"/>
                  </table:table-cell>
                  <table:table-cell table:style-name="Table7.F7" office:value-type="string">
                    <text:p text:style-name="P36"/>
                  </table:table-cell>
                  <table:table-cell table:style-name="Table7.G7" office:value-type="string">
                    <text:p text:style-name="P36"/>
                  </table:table-cell>
                  <table:table-cell table:style-name="Table7.H7" office:value-type="string">
                    <text:p text:style-name="P36"/>
                  </table:table-cell>
                  <table:table-cell table:style-name="Table7.I7" office:value-type="string">
                    <text:p text:style-name="P36"/>
                  </table:table-cell>
                  <table:table-cell table:style-name="Table7.J7" office:value-type="string">
                    <text:p text:style-name="P36"/>
                  </table:table-cell>
                  <table:table-cell table:style-name="Table7.K7" office:value-type="string">
                    <text:p text:style-name="P36"/>
                  </table:table-cell>
                  <table:table-cell table:style-name="Table7.L7" office:value-type="string">
                    <text:p text:style-name="P36"/>
                  </table:table-cell>
                  <table:table-cell table:style-name="Table7.M7" office:value-type="string">
                    <text:p text:style-name="P36"/>
                  </table:table-cell>
                </table:table-row>
                <table:table-row table:style-name="Table7.1">
                  <table:table-cell table:style-name="Table7.A8" office:value-type="string">
                    <text:p text:style-name="Standard"><text:span text:style-name="T25">Modelling scenarios</text:span></text:p>
                  </table:table-cell>
                  <table:table-cell table:style-name="Table7.B8" office:value-type="string">
                    <text:p text:style-name="P36"/>
                  </table:table-cell>
                  <table:table-cell table:style-name="Table7.C8" office:value-type="string">
                    <text:p text:style-name="P36"/>
                  </table:table-cell>
                  <table:table-cell table:style-name="Table7.D8" office:value-type="string">
                    <text:p text:style-name="P36"/>
                  </table:table-cell>
                  <table:table-cell table:style-name="Table7.E8" office:value-type="string">
                    <text:p text:style-name="P36"/>
                  </table:table-cell>
                  <table:table-cell table:style-name="Table7.F8" office:value-type="string">
                    <text:p text:style-name="P36"/>
                  </table:table-cell>
                  <table:table-cell table:style-name="Table7.G8" office:value-type="string">
                    <text:p text:style-name="P36"/>
                  </table:table-cell>
                  <table:table-cell table:style-name="Table7.H8" office:value-type="string">
                    <text:p text:style-name="P36"/>
                  </table:table-cell>
                  <table:table-cell table:style-name="Table7.I8" office:value-type="string">
                    <text:p text:style-name="P36"/>
                  </table:table-cell>
                  <table:table-cell table:style-name="Table7.J8" office:value-type="string">
                    <text:p text:style-name="P36"/>
                  </table:table-cell>
                  <table:table-cell table:style-name="Table7.K8" office:value-type="string">
                    <text:p text:style-name="P36"/>
                  </table:table-cell>
                  <table:table-cell table:style-name="Table7.L8" office:value-type="string">
                    <text:p text:style-name="P36"/>
                  </table:table-cell>
                  <table:table-cell table:style-name="Table7.M8" office:value-type="string">
                    <text:p text:style-name="P36"/>
                  </table:table-cell>
                </table:table-row>
                <table:table-row table:style-name="Table7.1">
                  <table:table-cell table:style-name="Table7.A9" office:value-type="string">
                    <text:p text:style-name="Standard"><text:span text:style-name="T25">Paper preparation for top-ranked journal</text:span></text:p>
                  </table:table-cell>
                  <table:table-cell table:style-name="Table7.B9" office:value-type="string">
                    <text:p text:style-name="P36"/>
                  </table:table-cell>
                  <table:table-cell table:style-name="Table7.C9" office:value-type="string">
                    <text:p text:style-name="P36"/>
                  </table:table-cell>
                  <table:table-cell table:style-name="Table7.D9" office:value-type="string">
                    <text:p text:style-name="P36"/>
                  </table:table-cell>
                  <table:table-cell table:style-name="Table7.E9" office:value-type="string">
                    <text:p text:style-name="P36"/>
                  </table:table-cell>
                  <table:table-cell table:style-name="Table7.F9" office:value-type="string">
                    <text:p text:style-name="P36"/>
                  </table:table-cell>
                  <table:table-cell table:style-name="Table7.G9" office:value-type="string">
                    <text:p text:style-name="P36"/>
                  </table:table-cell>
                  <table:table-cell table:style-name="Table7.H9" office:value-type="string">
                    <text:p text:style-name="P36"/>
                  </table:table-cell>
                  <table:table-cell table:style-name="Table7.I9" office:value-type="string">
                    <text:p text:style-name="P36"/>
                  </table:table-cell>
                  <table:table-cell table:style-name="Table7.J9" office:value-type="string">
                    <text:p text:style-name="P36"/>
                  </table:table-cell>
                  <table:table-cell table:style-name="Table7.K9" office:value-type="string">
                    <text:p text:style-name="P36"/>
                  </table:table-cell>
                  <table:table-cell table:style-name="Table7.L9" office:value-type="string">
                    <text:p text:style-name="P36"/>
                  </table:table-cell>
                  <table:table-cell table:style-name="Table7.M9" office:value-type="string">
                    <text:p text:style-name="P36"/>
                  </table:table-cell>
                </table:table-row>
                <table:table-row table:style-name="Table7.1">
                  <table:table-cell table:style-name="Table7.A10" office:value-type="string">
                    <text:p text:style-name="Standard"><text:span text:style-name="T25">Outreach and dissemination of results</text:span></text:p>
                  </table:table-cell>
                  <table:table-cell table:style-name="Table7.B10" office:value-type="string">
                    <text:p text:style-name="P36"/>
                  </table:table-cell>
                  <table:table-cell table:style-name="Table7.C10" office:value-type="string">
                    <text:p text:style-name="P36"/>
                  </table:table-cell>
                  <table:table-cell table:style-name="Table7.D10" office:value-type="string">
                    <text:p text:style-name="P36"/>
                  </table:table-cell>
                  <table:table-cell table:style-name="Table7.E10" office:value-type="string">
                    <text:p text:style-name="P36"/>
                  </table:table-cell>
                  <table:table-cell table:style-name="Table7.F10" office:value-type="string">
                    <text:p text:style-name="P36"/>
                  </table:table-cell>
                  <table:table-cell table:style-name="Table7.G10" office:value-type="string">
                    <text:p text:style-name="P36"/>
                  </table:table-cell>
                  <table:table-cell table:style-name="Table7.H10" office:value-type="string">
                    <text:p text:style-name="P36"/>
                  </table:table-cell>
                  <table:table-cell table:style-name="Table7.I10" office:value-type="string">
                    <text:p text:style-name="P36"/>
                  </table:table-cell>
                  <table:table-cell table:style-name="Table7.J10" office:value-type="string">
                    <text:p text:style-name="P36"/>
                  </table:table-cell>
                  <table:table-cell table:style-name="Table7.K10" office:value-type="string">
                    <text:p text:style-name="P36"/>
                  </table:table-cell>
                  <table:table-cell table:style-name="Table7.L10" office:value-type="string">
                    <text:p text:style-name="P36"/>
                  </table:table-cell>
                  <table:table-cell table:style-name="Table7.M10" office:value-type="string">
                    <text:p text:style-name="P36"/>
                  </table:table-cell>
                </table:table-row>
              </table:table>
              <text:p text:style-name="P45"><text:span text:style-name="T20">Start-up meeting</text:span><text:span text:style-name="T26"> (Month 1)</text:span></text:p>
              <text:p text:style-name="P45"><text:span text:style-name="T26">During this task, several informal meetings are expected with the supervisor at EAWAG (Dr. C. Melián) that is implicated directly to the present proposal. However, in some of these meetings Dr. Blake Matthews and Dr. Ole Seehausen could be present.</text:span></text:p>
              <text:p text:style-name="P45"><text:span text:style-name="T20">Bibliography search</text:span><text:span text:style-name="T26"> (Months 1-2)</text:span></text:p>
              <text:p text:style-name="P45"><text:span text:style-name="T26">A detailed search using conventional worldwide-recognized web portals, i.e. </text:span><text:span text:style-name="T27">Scopus, Google Scholar</text:span><text:span text:style-name="T26">, among others will be used to get scientific contribution recently published in the topics of the proposal, with special emphasis on papers published in top-ranked journals. Moreover, scientific production on modelling tools will be searched in the net, with the collaboration of the supervisor.</text:span></text:p>
              <text:p text:style-name="P47"><text:span text:style-name="T20">FISHBASE global database</text:span><text:span text:style-name="T26"> (Months 2-5)</text:span></text:p>
              <text:p text:style-name="P45"><text:span text:style-name="T26">The novelty of this research is working in functional terms, not previously being done with this database considering the factor “pollution” (grossly polluted, mildy polluted and pristine) in Swiss lakes.</text:span></text:p>
              <text:p text:style-name="P47"><text:span text:style-name="T20">Analysis of experimental data from EAWAG mesocosms </text:span><text:span text:style-name="T26">(Months 5-8)</text:span></text:p>
              <text:p text:style-name="P46"><text:span text:style-name="T26">A compilation of all experiments conducted in ponds and mesocosms by EAWAG researchers will be carried out, with special emphasis on those regarding whitefish.</text:span></text:p>
              <text:p text:style-name="P46"><text:span text:style-name="T12">Analysis of observational data from Alp lakes </text:span><text:span text:style-name="T13">(Months 5-8)</text:span></text:p>
              <text:p text:style-name="P25"><text:span text:style-name="T28">An exhaustive compilation of bibliography on fish assemblages from Alp lakes will be conducted. Papers related to trophic guilds or other certain traits from freshwater fishes will be considered for the present approach.</text:span></text:p>
              <text:p text:style-name="P48"><text:span text:style-name="T20">Modelling scenarios</text:span><text:span text:style-name="T26"> (Months 7-12)</text:span></text:p>
              <text:p text:style-name="P45"><text:span text:style-name="T26">Through parametrising and fitting the model for lakes considering different disturbance regimes (grossly polluted, mildly polluted and pristine). Each model will be tested for the “targeted” species (whitefish).</text:span></text:p>
              <text:p text:style-name="P47"><text:span text:style-name="T20">Paper submission on top-ranked journals</text:span><text:span text:style-name="T26"> (Months 11 and 12)</text:span></text:p>
              <text:p text:style-name="P45"><text:span text:style-name="T26">At least one paper is expected to be submitted to SCI journals ate the end of the year or just right after. A possible first paper will be related to the fish functional diversity subjected to different rates of disturbance (grossly polluted, mildly polluted and pristine) in lakes. A second paper will explore in a multidisciplinary approach the interactions in species traits between keystone species (whitefish) and the remaining fish of the Alp lakes ecosystems, considering experimental and observational data, as well as, mode</text:span><text:change-start text:change-id="ct94572624876816"/><text:span text:style-name="T26">l</text:span><text:change-end text:change-id="ct94572624876816"/><text:span text:style-name="T26">ling scenarios.</text:span></text:p>
              <text:p text:style-name="P47"><text:span text:style-name="T20">Outreach and dissemination of results</text:span><text:span text:style-name="T26"> (Months 10-12)</text:span></text:p>
              <text:p text:style-name="P40"><text:span text:style-name="T26">Dissemination of results to the general public through the media (web, newspapers, social media, etc.) and lectures in research institutions.</text:span></text:p>
            </table:table-cell>
          </table:table-row>
        </table:table>
        <text:p text:style-name="P30"/>
        <text:p text:style-name="P10"/>
        <table:table table:name="Table12" table:style-name="Table12">
          <table:table-column table:style-name="Table12.A"/>
          <table:table-row table:style-name="Table12.1">
            <table:table-cell table:style-name="Table12.A1" office:value-type="string">
              <text:p text:style-name="P49"><text:span text:style-name="T2">Annex: <text:s text:c="2"/>References </text:span><text:span text:style-name="T1">(works cited only)</text:span></text:p>
              <text:p text:style-name="P49"><text:span text:style-name="T1">Aebischer T. 2013. Testing for ecosystem effects and feedbacks in the very early stage of adaptive radiation: A mesocosm experiment. MSc Thesis, University of Bern.</text:span></text:p>
              <text:p text:style-name="P49"><text:span text:style-name="T1">Albert C, Künsch HR, Scheidegger A. 2014. A simulated annealing approach to Approximate Bayesian Computations. ArXiv: 1208.2157.</text:span></text:p>
              <text:p text:style-name="P49"><text:span text:style-name="T1">Alexander TJ, Vonlanthen P, Seehausen O. 2017 Does eutrophication-driven evolution change aquatic ecosystems? Phil. Trans. R. Soc. B 372: 20160041.</text:span></text:p>
              <text:p text:style-name="P49"><text:span text:style-name="T1">Bassar RD, Ferriere R, Lopez-Sepuldre M, Marshall MC, Travis J, Pringle CM, Reznick DN. 2012. Direct and indirect ecosystem effects of evolutionary adaptation in the Trinidadian guppy (Poecilia reticulate). American Naturalist, 180: 167-185.</text:span></text:p>
              <text:p text:style-name="P49"><text:span text:style-name="T1">Frimpong EA, Angermeier PL. 2009. FishTraits: A database of ecological and life-history traits of freshwater fishes of the United States. Fisheries, 34: 487-495.</text:span></text:p>
              <text:p text:style-name="P49"><text:span text:style-name="T11">Froese R, Pauly D. (eds.). </text:span><text:span text:style-name="T1">2019. Fishbase. World Widfe Web electronic publication. </text:span><text:a xlink:type="simple" xlink:href="http://www.fishbase.org" text:style-name="ListLabel_20_7" text:visited-style-name="ListLabel_20_7"><text:span text:style-name="Internet_20_link"><text:span text:style-name="T1">www.fishbase.org</text:span></text:span></text:a><text:span text:style-name="T1">, version (04/2019).</text:span></text:p>
              <text:p text:style-name="P49"><text:span text:style-name="T1">Goldstein RM. &amp; Meador MR. 2005. Multilevel assessment of fish species traits to evaluate habitat degradation in streams of the Upper Midwest. Natural American Journal of Fish Management, 25: 180-194.</text:span></text:p>
              <text:p text:style-name="P49"><text:span text:style-name="T1">Harrod C, Mallela J, Kahilainen K. 2010. Phenotype-environment correlations in a putative whitefish adaptive radiation. Journal of Animal Ecology 79: 1057-1068.</text:span></text:p>
              <text:p text:style-name="P49"><text:span text:style-name="T1">Ibáñez C, Belliard J, Hughes RM, Irz P, Kamdem-Toham A, et al. 2009. Convergence of temperate and tropical stream fish assemblages. Ecography 32: 658-670.</text:span></text:p>
              <text:p text:style-name="P49"><text:span text:style-name="T1">Laliberté E, Legendre P. 2010. A distance-based framework for measuring functional diversity from multiple traits. Ecology 91: 299-305.</text:span></text:p>
              <text:p text:style-name="P49"><text:span text:style-name="T1">Lundsgaard-Hansen B, Matthews B, Seehausen O. 2014. Ecological speciation and phenotypic plasticity affect ecosystems. Ecology 95: 2723-2735.</text:span></text:p>
              <text:p text:style-name="P49"><text:span text:style-name="T1">Lundsgaard-Hansen B, Matthews B, Vonlanthen P, Taverna A, Seehausen O. 2013. Adaptive plasticity and genetic divergence in feeding efficiency during parallel adaptive radiation of whitefish (</text:span><text:span text:style-name="T7">Coregonus</text:span><text:span text:style-name="T1"> spp.). Journal of Evolutionary Biology, 26: 483-498.</text:span></text:p>
              <text:p text:style-name="P49"><text:span text:style-name="T1">Melián C, Krivan V, Altermatt F, Stary P, Pellissier L, De Laender F. 2015. Dispersal dynamics in food webs. American Naturalist, 185: 157-168.</text:span></text:p>
              <text:p text:style-name="P49"><text:span text:style-name="T29">Melián, CJ, Matthews B, De Andreazzi CS, Rodríguez JP, Harmon LJ, Fortuna MA. 2018. </text:span><text:span text:style-name="T30">Deciphering the interdependence between ecological and evolutionary networks. </text:span><text:span text:style-name="T31">Trends in ecology &amp; evolution</text:span><text:span text:style-name="T30"> </text:span><text:span text:style-name="T31">33</text:span><text:span text:style-name="T30">(7): 504-512.</text:span></text:p>
              <text:p text:style-name="P49"><text:span text:style-name="T1">Mills LS, Soulé ME, Doak DF. 1993. The keystone-species concept in ecology and conservation. BioScience 43: 219-224.</text:span></text:p>
              <text:p text:style-name="P49"><text:span text:style-name="T1">Mouillot D, Bellwood DR, Baraloto C, Chave J, Galzin R, Harmelin-Vivien M, et al. 2013. Rare species support vulnerable functions in high-diversity ecosystems. PLoS ONE 11: e1001569.</text:span></text:p>
              <text:p text:style-name="P49"><text:span text:style-name="T1">Noble RAA, Cowx IG, Goffaux D, Kestemont P. 2007. Assessing the health of European rivers using functional ecological guilds of fish communities: standardizing species classification and approaches to metric selection. Fisheries Management and Ecology 14: 381-392.</text:span></text:p>
              <text:p text:style-name="P49"><text:span text:style-name="T1">Roesch C, Lundsgaard-Hansen B, Vonlanthen P, Taverna A, Seehausen O. 2013 Experimental evidence for trait utility of gill raker number in adaptive radiation of a north temperate fish. J. Evol. Biol. 26: 1578 – 1587.</text:span></text:p>
              <text:p text:style-name="P49"><text:span text:style-name="T1">Seehausen O. 2009. Speciation affects ecosystems. Nature 458: 1122-1123.</text:span></text:p>
              <text:p text:style-name="P49"><text:span text:style-name="T1">Stuart-Smith RD, Bates AE, Lefcheck JS, Duffy JE, Baker SC, Thomson RJ. et al 2013. Integrating abundance and functional traits reveals new global hotspots of fish diversity. Nature 501: 539-542.</text:span></text:p>
              <text:p text:style-name="P49"><text:span text:style-name="T1">Vonlanthen P, Bittner D, Hudson AG, Young KA, Müller R, Lundsgaard-Hansen B, Roy D, Di Piazza S, </text:span><text:soft-page-break/><text:span text:style-name="T1">Largiader CR, Seehausen O. 2012. Eutrophication causes speciation reversal in whitefish adaptive radiations. Nature 482: 357-362.</text:span></text:p>
            </table:table-cell>
          </table:table-row>
        </table:table>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Helv" svg:font-family="Helv" style:font-family-generic="roman" style:font-pitch="variable"/>
    <style:font-face style:name="MS Gothic" svg:font-family="'MS Gothic'"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CH" style:letter-kerning="fals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de" fo:country="CH" style:letter-kerning="fals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style:font-name="Arial" fo:font-family="Arial" style:font-family-generic="roman" style:font-pitch="variable" style:language-asian="de" style:country-asian="D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00%"/>
      <style:text-properties style:font-name="Helv" fo:font-family="Helv" style:font-family-generic="roman" style:font-pitch="variable" fo:font-size="6pt" style:font-size-asian="6pt" style:language-asian="en" style:country-asian="US"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1665in" loext:contextual-spacing="false">
        <style:tab-stops>
          <style:tab-stop style:position="0.1575in"/>
        </style:tab-stops>
      </style:paragraph-properties>
      <style:text-properties fo:font-size="14pt" fo:font-weight="bold" style:font-size-asian="14pt" style:font-weight-asian="bold"/>
    </style:style>
    <style:style style:name="Heading_20_2" style:display-name="Heading 2" style:family="paragraph" style:parent-style-name="Heading_20_1" style:next-style-name="Standard" style:default-outline-level="2" style:class="text">
      <style:paragraph-properties>
        <style:tab-stops>
          <style:tab-stop style:position="0.3154in"/>
        </style:tab-stops>
      </style:paragraph-properties>
      <style:text-properties fo:font-size="12pt" style:font-size-asian="12pt"/>
    </style:style>
    <style:style style:name="Heading_20_3" style:display-name="Heading 3" style:family="paragraph" style:parent-style-name="Heading_20_2" style:next-style-name="Standard" style:default-outline-level="3" style:class="text">
      <style:paragraph-properties>
        <style:tab-stops>
          <style:tab-stop style:position="0.4335in"/>
        </style:tab-stops>
      </style:paragraph-properties>
    </style:style>
    <style:style style:name="Heading_20_4" style:display-name="Heading 4" style:family="paragraph" style:parent-style-name="Heading_20_2" style:next-style-name="Standard" style:default-outline-level="4" style:class="text">
      <style:paragraph-properties>
        <style:tab-stops>
          <style:tab-stop style:position="0.5709in"/>
        </style:tab-stops>
      </style:paragraph-properties>
    </style:style>
    <style:style style:name="Heading_20_5" style:display-name="Heading 5" style:family="paragraph" style:parent-style-name="Heading_20_2" style:next-style-name="Standard" style:default-outline-level="5" style:class="text">
      <style:paragraph-properties>
        <style:tab-stops>
          <style:tab-stop style:position="0.7091in"/>
        </style:tab-stops>
      </style:paragraph-properties>
    </style:style>
    <style:style style:name="Heading_20_6" style:display-name="Heading 6" style:family="paragraph" style:parent-style-name="Heading_20_2" style:next-style-name="Standard" style:default-outline-level="6" style:class="text">
      <style:paragraph-properties>
        <style:tab-stops>
          <style:tab-stop style:position="0.8465in"/>
        </style:tab-stops>
      </style:paragraph-properties>
    </style:style>
    <style:style style:name="Heading_20_7" style:display-name="Heading 7" style:family="paragraph" style:parent-style-name="Heading_20_2" style:next-style-name="Standard" style:default-outline-level="7" style:class="text">
      <style:paragraph-properties>
        <style:tab-stops>
          <style:tab-stop style:position="0.9846in"/>
        </style:tab-stops>
      </style:paragraph-properties>
    </style:style>
    <style:style style:name="Heading_20_8" style:display-name="Heading 8" style:family="paragraph" style:parent-style-name="Heading_20_2" style:next-style-name="Standard" style:default-outline-level="8" style:class="text">
      <style:paragraph-properties>
        <style:tab-stops>
          <style:tab-stop style:position="1.122in"/>
        </style:tab-stops>
      </style:paragraph-properties>
    </style:style>
    <style:style style:name="Heading_20_9" style:display-name="Heading 9" style:family="paragraph" style:parent-style-name="Heading_20_2" style:next-style-name="Standard" style:default-outline-level="9" style:class="text">
      <style:paragraph-properties>
        <style:tab-stops>
          <style:tab-stop style:position="1.2598in"/>
        </style:tab-stops>
      </style:paragraph-properties>
    </style:style>
    <style:style style:name="Footnote" style:family="paragraph" style:parent-style-name="Standard" style:default-outline-level="" style:class="extra">
      <style:text-properties fo:font-size="7pt" style:font-size-asian="7pt"/>
    </style:style>
    <style:style style:name="Footer" style:family="paragraph" style:parent-style-name="Standard" style:default-outline-level="" style:class="extra">
      <style:paragraph-properties>
        <style:tab-stops>
          <style:tab-stop style:position="3.2661in" style:type="center"/>
          <style:tab-stop style:position="6.5319in" style:type="right"/>
        </style:tab-stops>
      </style:paragraph-properties>
      <style:text-properties fo:font-size="7pt" style:font-size-asian="7pt"/>
    </style:style>
    <style:style style:name="Header" style:family="paragraph" style:parent-style-name="Standard" style:default-outline-level="" style:class="extra">
      <style:paragraph-properties>
        <style:tab-stops>
          <style:tab-stop style:position="3.2661in" style:type="center"/>
          <style:tab-stop style:position="6.5319in" style:type="right"/>
        </style:tab-stops>
      </style:paragraph-properties>
    </style:style>
    <style:style style:name="Punkttext_20_1" style:display-name="Punkttext 1" style:family="paragraph" style:parent-style-name="Standard" style:default-outline-level="">
      <style:paragraph-properties fo:margin-left="0.248in" fo:margin-right="0in" fo:margin-top="0.0835in" fo:margin-bottom="0.0835in" loext:contextual-spacing="false" fo:text-indent="-0.248in" style:auto-text-indent="false"/>
    </style:style>
    <style:style style:name="Punkttext_20_2" style:display-name="Punkttext 2" style:family="paragraph" style:parent-style-name="Standard" style:default-outline-level="">
      <style:paragraph-properties fo:margin-top="0.0835in" fo:margin-bottom="0.0835in" loext:contextual-spacing="false"/>
    </style:style>
    <style:style style:name="Punkttext_20_3" style:display-name="Punkttext 3" style:family="paragraph" style:parent-style-name="Standard" style:default-outline-level="">
      <style:paragraph-properties fo:margin-top="0.0835in" fo:margin-bottom="0.0835in" loext:contextual-spacing="false"/>
    </style:style>
    <style:style style:name="Strichtext_20_1" style:display-name="Strichtext 1" style:family="paragraph" style:parent-style-name="Standard" style:default-outline-level="">
      <style:paragraph-properties fo:margin-left="0.248in" fo:margin-right="0in" fo:margin-top="0.0835in" fo:margin-bottom="0.0835in" loext:contextual-spacing="false" fo:text-indent="-0.248in" style:auto-text-indent="false"/>
    </style:style>
    <style:style style:name="Strichtext_20_2" style:display-name="Strichtext 2" style:family="paragraph" style:parent-style-name="Strichtext_20_1" style:default-outline-level=""/>
    <style:style style:name="Strichtext_20_3" style:display-name="Strichtext 3" style:family="paragraph" style:parent-style-name="Strichtext_20_1" style:default-outline-level=""/>
    <style:style style:name="Titel_20_I" style:display-name="Titel I" style:family="paragraph" style:parent-style-name="Heading_20_1" style:next-style-name="Standard" style:default-outline-level="" style:list-style-name="">
      <style:paragraph-properties fo:line-height="100%"/>
    </style:style>
    <style:style style:name="Titel_20_II" style:display-name="Titel II" style:family="paragraph" style:parent-style-name="Titel_20_I" style:next-style-name="Standard" style:default-outline-level="">
      <style:text-properties fo:font-size="12pt" style:font-size-asian="12pt"/>
    </style:style>
    <style:style style:name="annotation_20_text" style:display-name="annotation text" style:family="paragraph" style:parent-style-name="Standard" style:default-outline-level="">
      <style:paragraph-properties fo:line-height="100%"/>
      <style:text-properties style:font-name="Times New Roman" fo:font-family="'Times New Roman'" style:font-family-generic="roman" style:font-pitch="variable" style:language-asian="en" style:country-asian="US"/>
    </style:style>
    <style:style style:name="Text_20_body_20_indent" style:display-name="Text body indent" style:family="paragraph" style:parent-style-name="Standard" style:default-outline-level="" style:class="text">
      <style:paragraph-properties fo:margin-left="0.0835in" fo:margin-right="0in" fo:line-height="100%" fo:text-indent="0in" style:auto-text-indent="false"/>
      <style:text-properties style:font-name="Helv" fo:font-family="Helv" style:font-family-generic="roman" style:font-pitch="variable" fo:font-size="12pt" fo:font-weight="bold" style:font-size-asian="12pt" style:language-asian="en" style:country-asian="US" style:font-weight-asian="bold"/>
    </style:style>
    <style:style style:name="Body_20_Text_20_2" style:display-name="Body Text 2" style:family="paragraph" style:parent-style-name="Standard" style:default-outline-level="">
      <style:paragraph-properties fo:line-height="100%"/>
      <style:text-properties style:language-asian="en" style:country-asian="US"/>
    </style:style>
    <style:style style:name="Body_20_Text_20_3" style:display-name="Body Text 3" style:family="paragraph" style:parent-style-name="Standard" style:default-outline-level="">
      <style:paragraph-properties fo:line-height="100%"/>
      <style:text-properties style:font-name="Helv" fo:font-family="Helv" style:font-family-generic="roman" style:font-pitch="variable" fo:font-size="12pt" style:text-underline-style="solid" style:text-underline-width="auto" style:text-underline-color="font-color" fo:font-weight="bold" style:font-size-asian="12pt" style:language-asian="en" style:country-asian="US" style:font-weight-asian="bold"/>
    </style:style>
    <style:style style:name="Body_20_Text_20_Indent_20_2" style:display-name="Body Text Indent 2" style:family="paragraph" style:parent-style-name="Standard" style:default-outline-level="">
      <style:paragraph-properties fo:margin-left="0.0835in" fo:margin-right="0in" fo:line-height="100%" fo:text-indent="0in" style:auto-text-indent="false"/>
      <style:text-properties style:font-name="Helv" fo:font-family="Helv" style:font-family-generic="roman" style:font-pitch="variable" fo:font-size="12pt" style:text-underline-style="solid" style:text-underline-width="auto" style:text-underline-color="font-color" fo:font-weight="bold" style:font-size-asian="12pt" style:language-asian="en" style:country-asian="US" style:font-weight-asian="bold"/>
    </style:style>
    <style:style style:name="KopfDept" style:family="paragraph" style:parent-style-name="Header" style:next-style-name="Standard" style:default-outline-level="">
      <style:paragraph-properties fo:margin-top="0in" fo:margin-bottom="0.0693in" loext:contextual-spacing="false" fo:line-height="0.139in" fo:hyphenation-ladder-count="no-limit">
        <style:tab-stops/>
      </style:paragraph-properties>
      <style:text-properties fo:font-size="7.5pt" style:font-size-asian="7.5pt" style:language-asian="de" style:country-asian="CH" fo:hyphenate="false" fo:hyphenation-remain-char-count="2" fo:hyphenation-push-char-count="2"/>
    </style:style>
    <style:style style:name="Logo" style:family="paragraph" style:default-outline-level="">
      <style:paragraph-properties fo:text-align="start" style:justify-single-word="false" fo:orphans="2" fo:widows="2" style:writing-mode="lr-tb"/>
      <style:text-properties style:font-name="Arial" fo:font-family="Arial" style:font-family-generic="roman" style:font-pitch="variable" fo:font-size="7.5pt" style:font-size-asian="7.5pt"/>
    </style:style>
    <style:style style:name="Aufzählung_20_1.2.3" style:display-name="Aufzählung 1.2.3" style:family="paragraph" style:parent-style-name="Standard" style:default-outline-level="">
      <style:paragraph-properties fo:line-height="0.1807in"/>
    </style:style>
    <style:style style:name="Title" style:family="paragraph" style:parent-style-name="Standard" style:default-outline-level="" style:class="chapter">
      <style:paragraph-properties fo:margin-top="0in" fo:margin-bottom="0.0835in" loext:contextual-spacing="false" fo:text-align="center" style:justify-single-word="false"/>
      <style:text-properties fo:font-size="20pt" fo:font-weight="bold" style:font-size-asian="20pt" style:font-weight-asian="bold"/>
    </style:style>
    <style:style style:name="Aufzählung_20_a_29_b_29_c_29_" style:display-name="Aufzählung a)b)c)" style:family="paragraph" style:parent-style-name="Standard" style:default-outline-level="">
      <style:paragraph-properties fo:line-height="0.1807in"/>
    </style:style>
    <style:style style:name="Texte_20_de_20_bulles1" style:display-name="Texte de bulles1"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fFett" style:family="paragraph" style:parent-style-name="Header" style:default-outline-level="">
      <style:paragraph-properties fo:line-height="0.139in" fo:hyphenation-ladder-count="no-limit">
        <style:tab-stops/>
      </style:paragraph-properties>
      <style:text-properties fo:font-size="7.5pt" fo:font-weight="bold" style:font-size-asian="7.5pt" style:language-asian="de" style:country-asian="CH" style:font-weight-asian="bold" fo:hyphenate="false" fo:hyphenation-remain-char-count="2" fo:hyphenation-push-char-count="2"/>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zz_20_KopfDept" style:display-name="zz KopfDept" style:family="paragraph" style:next-style-name="Standard" style:default-outline-level="">
      <style:paragraph-properties fo:margin-top="0in" fo:margin-bottom="0.0693in" loext:contextual-spacing="true" style:line-height-at-least="0.139in" fo:text-align="start" style:justify-single-word="false" fo:orphans="2" fo:widows="2" fo:hyphenation-ladder-count="no-limit" style:writing-mode="lr-tb"/>
      <style:text-properties style:font-name="Arial" fo:font-family="Arial" style:font-family-generic="roman" style:font-pitch="variable" fo:font-size="7.5pt" style:font-size-asian="7.5pt" fo:hyphenate="false" fo:hyphenation-remain-char-count="2" fo:hyphenation-push-char-count="2"/>
    </style:style>
    <style:style style:name="zz_20_KopfFett" style:display-name="zz KopfFett" style:family="paragraph" style:default-outline-level="">
      <style:paragraph-properties style:line-height-at-least="0.139in" fo:text-align="start" style:justify-single-word="false" fo:orphans="2" fo:widows="2" fo:hyphenation-ladder-count="no-limit" style:writing-mode="lr-tb"/>
      <style:text-properties style:font-name="Arial" fo:font-family="Arial" style:font-family-generic="roman" style:font-pitch="variable" fo:font-size="7.5pt" fo:font-weight="bold" style:font-size-asian="7.5pt" style:font-weight-asian="bold" fo:hyphenate="false" fo:hyphenation-remain-char-count="2" fo:hyphenation-push-char-count="2"/>
    </style:style>
    <style:style style:name="List_20_Number_20_4" style:display-name="List Number 4" style:family="paragraph" style:parent-style-name="Standard" style:default-outline-level="">
      <style:paragraph-properties fo:margin-left="0.7882in" fo:margin-right="0in" fo:margin-top="0in" fo:margin-bottom="0in" loext:contextual-spacing="true" style:line-height-at-least="0.1807in" fo:text-indent="-0.1972in" style:auto-text-indent="false">
        <style:tab-stops>
          <style:tab-stop style:position="0.7874in"/>
        </style:tab-stops>
      </style:paragraph-properties>
      <style:text-properties style:font-name-asian="Calibri" style:font-family-asian="Calibri" style:font-family-generic-asian="system" style:font-pitch-asian="variable" style:language-asian="en" style:country-asian="US" style:font-size-complex="11pt"/>
    </style:style>
    <style:style style:name="Endnote" style:family="paragraph" style:parent-style-name="Standard" style:default-outline-level="" style:class="extra">
      <style:paragraph-properties fo:line-height="100%"/>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ontenido_20_de_20_la_20_tabla" style:display-name="Contenido de la tabla" style:family="paragraph" style:parent-style-name="Standard" style:default-outline-level="">
      <style:paragraph-properties fo:line-height="100%" fo:orphans="0" fo:widows="0" fo:hyphenation-ladder-count="no-limit" text:number-lines="false" text:line-number="0"/>
      <style:text-properties style:font-name="Times New Roman" fo:font-family="'Times New Roman'" style:font-family-generic="roman" style:font-pitch="variable" fo:font-size="12pt" fo:language="es" fo:country="ES"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annotation_20_subject" style:display-name="annotation subject" style:family="paragraph" style:parent-style-name="annotation_20_text" style:default-outline-level="">
      <style:text-properties style:font-name="Arial" fo:font-family="Arial" style:font-family-generic="roman" style:font-pitch="variable" fo:font-weight="bold" style:language-asian="de" style:country-asian="DE" style:font-weight-asian="bold"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pt" fo:country="PT" style:font-size-asian="12pt" style:language-asian="pt" style:country-asian="PT" style:font-size-complex="12pt"/>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style:language-asian="de" style:country-asian="DE"/>
    </style:style>
    <style:style style:name="Default_20_Paragraph_20_Font" style:display-name="Default Paragraph Font" style:family="text"/>
    <style:style style:name="Footnote_20_Symbol" style:display-name="Footnote Symbol" style:family="text">
      <style:text-properties style:text-position="super 58%" style:font-name="Arial" fo:font-family="Arial" style:font-family-generic="roman" style:font-pitch="variable"/>
    </style:style>
    <style:style style:name="Footnote_20_anchor" style:display-name="Footnote anchor" style:family="text">
      <style:text-properties style:text-position="super 58%" style:font-name="Arial" fo:font-family="Arial" style:font-family-generic="roman" style:font-pitch="variable"/>
    </style:style>
    <style:style style:name="page_20_number" style:display-name="page number" style:family="text">
      <style:text-properties style:font-name="Arial" fo:font-family="Arial" style:font-family-generic="roman" style:font-pitch="variable" fo:font-size="10pt" style:font-size-asian="10pt"/>
    </style:style>
    <style:style style:name="annotation_20_reference" style:display-name="annotation reference" style:family="text">
      <style:text-properties fo:font-size="8pt" style:font-size-asian="8pt" style:font-size-complex="8pt"/>
    </style:style>
    <style:style style:name="Texto_20_de_20_balão_20_Caráter" style:display-name="Texto de balão Caráter" style:family="tex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Texto_20_de_20_nota_20_de_20_fim_20_Caráter" style:display-name="Texto de nota de fim Caráter" style:family="text">
      <style:text-properties style:font-name="Arial" fo:font-family="Arial" style:font-family-generic="roman" style:font-pitch="variable" style:language-asian="de" style:country-asian="DE"/>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Menção_20_Não_20_Resolvida1" style:display-name="Menção Não Resolvida1" style:family="text" style:parent-style-name="Default_20_Paragraph_20_Font">
      <style:text-properties fo:color="#605e5c" fo:background-color="#e1dfdd"/>
    </style:style>
    <style:style style:name="Texto_20_de_20_comentário_20_Caráter" style:display-name="Texto de comentário Caráter" style:family="text" style:parent-style-name="Default_20_Paragraph_20_Font">
      <style:text-properties style:language-asian="en" style:country-asian="US"/>
    </style:style>
    <style:style style:name="Assunto_20_de_20_comentário_20_Caráter" style:display-name="Assunto de comentário Caráter" style:family="text" style:parent-style-name="Texto_20_de_20_comentário_20_Caráter">
      <style:text-properties style:font-name="Arial" fo:font-family="Arial" style:font-family-generic="roman" style:font-pitch="variable" fo:font-weight="bold" style:language-asian="de" style:country-asian="DE" style:font-weight-asian="bold" style:font-weight-complex="bold"/>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ListLabel_20_1" style:display-name="ListLabel 1" style:family="text">
      <style:text-properties fo:font-size="8pt" style:font-size-asian="8pt"/>
    </style:style>
    <style:style style:name="ListLabel_20_2" style:display-name="ListLabel 2" style:family="text">
      <style:text-properties fo:font-size="8pt" style:font-size-asian="8pt"/>
    </style:style>
    <style:style style:name="ListLabel_20_3" style:display-name="ListLabel 3" style:family="text">
      <style:text-properties fo:font-size="8pt" style:font-size-asian="8pt"/>
    </style:style>
    <style:style style:name="ListLabel_20_4" style:display-name="ListLabel 4" style:family="text">
      <style:text-properties fo:font-size="11pt" fo:font-style="normal" fo:font-weight="normal" style:font-size-asian="11pt" style:font-style-asian="normal" style:font-weight-asian="normal"/>
    </style:style>
    <style:style style:name="ListLabel_20_5" style:display-name="ListLabel 5" style:family="text">
      <style:text-properties fo:font-size="8pt" style:font-size-asian="8pt"/>
    </style:style>
    <style:style style:name="ListLabel_20_6" style:display-name="ListLabel 6" style:family="text">
      <style:text-properties style:use-window-font-color="true"/>
    </style:style>
    <style:style style:name="ListLabel_20_7" style:display-name="ListLabel 7" style:family="text">
      <style:text-properties fo:language="en" fo:country="GB"/>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5in"/>
        </style:list-level-properties>
      </text:outline-level-style>
      <text:outline-level-style text:level="3" style:num-format="1" text:display-levels="3">
        <style:list-level-properties text:list-level-position-and-space-mode="label-alignment">
          <style:list-level-label-alignment text:label-followed-by="listtab" text:list-tab-stop-position="0.5in"/>
        </style:list-level-properties>
      </text:outline-level-style>
      <text:outline-level-style text:level="4" style:num-format="1" text:display-levels="4">
        <style:list-level-properties text:list-level-position-and-space-mode="label-alignment">
          <style:list-level-label-alignment text:label-followed-by="listtab" text:list-tab-stop-position="0.75in"/>
        </style:list-level-properties>
      </text:outline-level-style>
      <text:outline-level-style text:level="5" style:num-format="1" text:display-levels="5">
        <style:list-level-properties text:list-level-position-and-space-mode="label-alignment">
          <style:list-level-label-alignment text:label-followed-by="listtab" text:list-tab-stop-position="1in"/>
        </style:list-level-properties>
      </text:outline-level-style>
      <text:outline-level-style text:level="6" style:num-format="1" text:display-levels="6">
        <style:list-level-properties text:list-level-position-and-space-mode="label-alignment">
          <style:list-level-label-alignment text:label-followed-by="listtab" text:list-tab-stop-position="1in"/>
        </style:list-level-properties>
      </text:outline-level-style>
      <text:outline-level-style text:level="7" style:num-format="1" text:display-levels="7">
        <style:list-level-properties text:list-level-position-and-space-mode="label-alignment">
          <style:list-level-label-alignment text:label-followed-by="listtab" text:list-tab-stop-position="1.25in"/>
        </style:list-level-properties>
      </text:outline-level-style>
      <text:outline-level-style text:level="8" style:num-format="1" text:display-levels="8">
        <style:list-level-properties text:list-level-position-and-space-mode="label-alignment">
          <style:list-level-label-alignment text:label-followed-by="listtab" text:list-tab-stop-position="1.25in"/>
        </style:list-level-properties>
      </text:outline-level-style>
      <text:outline-level-style text:level="9" style:num-format="1" text:display-levels="9">
        <style:list-level-properties text:list-level-position-and-space-mode="label-alignment">
          <style:list-level-label-alignment text:label-followed-by="listtab" text:list-tab-stop-position="1.5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4472in" fo:text-indent="-0.248in" fo:margin-left="0.4453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0.6437in" fo:text-indent="-0.248in" fo:margin-left="0.6417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4472in" fo:text-indent="-0.248in" fo:margin-left="0.4453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6437in" fo:text-indent="-0.248in" fo:margin-left="0.6417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4"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bullet text:level="2" text:style-name="ListLabel_20_5"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9" style:family="table">
      <style:table-properties style:width="6.8438in" fo:margin-left="-0.0785in" fo:margin-top="0in" fo:margin-bottom="0in" table:align="left" style:writing-mode="lr-tb"/>
    </style:style>
    <style:style style:name="Table9.A" style:family="table-column">
      <style:table-column-properties style:column-width="6.4764in"/>
    </style:style>
    <style:style style:name="Table9.B" style:family="table-column">
      <style:table-column-properties style:column-width="0.3667in"/>
    </style:style>
    <style:style style:name="Table9.1" style:family="table-row">
      <style:table-row-properties style:min-row-height="0.1299in" fo:keep-together="auto"/>
    </style:style>
    <style:style style:name="Table9.A1" style:family="table-cell">
      <style:table-cell-properties fo:padding-left="0.0785in" fo:padding-right="0.075in" fo:padding-top="0in" fo:padding-bottom="0in" fo:border="none"/>
    </style:style>
    <style:style style:name="Table10" style:family="table">
      <style:table-properties style:width="6.8118in" fo:margin-left="-0.4625in" fo:margin-top="0in" fo:margin-bottom="0in" table:align="left" style:may-break-between-rows="false" style:writing-mode="lr-tb"/>
    </style:style>
    <style:style style:name="Table10.A" style:family="table-column">
      <style:table-column-properties style:column-width="3.366in"/>
    </style:style>
    <style:style style:name="Table10.B" style:family="table-column">
      <style:table-column-properties style:column-width="3.4451in"/>
    </style:style>
    <style:style style:name="Table10.1" style:family="table-row">
      <style:table-row-properties style:row-height="1.375in" fo:keep-together="always"/>
    </style:style>
    <style:style style:name="Table10.A1" style:family="table-cell">
      <style:table-cell-properties fo:padding-left="0.0493in" fo:padding-right="0.0493in" fo:padding-top="0in" fo:padding-bottom="0in" fo:border="none"/>
    </style:style>
    <style:style style:name="Table11" style:family="table">
      <style:table-properties style:width="6.8438in" fo:margin-left="-0.075in" fo:margin-top="0in" fo:margin-bottom="0in" table:align="left" style:writing-mode="lr-tb"/>
    </style:style>
    <style:style style:name="Table11.A" style:family="table-column">
      <style:table-column-properties style:column-width="6.5271in"/>
    </style:style>
    <style:style style:name="Table11.B" style:family="table-column">
      <style:table-column-properties style:column-width="0.316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MP1" style:family="paragraph" style:parent-style-name="Footer">
      <style:paragraph-properties>
        <style:tab-stops>
          <style:tab-stop style:position="6.7437in" style:type="right"/>
        </style:tab-stops>
      </style:paragraph-properties>
      <style:text-properties fo:font-size="7pt" fo:language="de" fo:country="DE" style:font-size-asian="7pt" style:font-size-complex="7pt"/>
    </style:style>
    <style:style style:name="MP2" style:family="paragraph" style:parent-style-name="Footer">
      <style:paragraph-properties fo:text-align="end" style:justify-single-word="false">
        <style:tab-stops>
          <style:tab-stop style:position="6.7437in" style:type="right"/>
        </style:tab-stops>
      </style:paragraph-properties>
    </style:style>
    <style:style style:name="MP3" style:family="paragraph" style:parent-style-name="Footer">
      <style:paragraph-properties fo:margin-left="0in" fo:margin-right="-0.0484in" fo:text-indent="0in" style:auto-text-indent="false">
        <style:tab-stops>
          <style:tab-stop style:position="6.7437in" style:type="right"/>
        </style:tab-stops>
      </style:paragraph-properties>
      <style:text-properties fo:font-size="7pt" style:font-size-asian="7pt" style:font-size-complex="7pt"/>
    </style:style>
    <style:style style:name="MP4" style:family="paragraph" style:parent-style-name="Standard">
      <style:text-properties style:language-asian="de" style:country-asian="CH"/>
    </style:style>
    <style:style style:name="MP5" style:family="paragraph" style:parent-style-name="Standard">
      <style:paragraph-properties fo:margin-top="0.0693in" fo:margin-bottom="0in" loext:contextual-spacing="false"/>
    </style:style>
    <style:style style:name="MP6" style:family="paragraph" style:parent-style-name="Header">
      <style:text-properties fo:language="en" fo:country="US"/>
    </style:style>
    <style:style style:name="MP7" style:family="paragraph" style:parent-style-name="Footer">
      <style:text-properties style:font-size-complex="7pt"/>
    </style:style>
    <style:style style:name="MP8" style:family="paragraph" style:parent-style-name="Footer">
      <style:paragraph-properties fo:text-align="end" style:justify-single-word="false"/>
    </style:style>
    <style:style style:name="MT1" style:family="text"/>
    <style:style style:name="MT2" style:family="text">
      <style:text-properties fo:font-size="7pt" style:font-size-asian="7pt" style:font-size-complex="7pt"/>
    </style:style>
    <style:style style:name="MT3" style:family="text">
      <style:text-properties fo:language="en" fo:country="US" style:font-size-complex="7.5pt"/>
    </style:style>
    <style:style style:name="MT4" style:family="text">
      <style:text-properties fo:font-size="7.5pt" fo:language="en" fo:country="US" fo:font-weight="bold" style:font-size-asian="7.5pt" style:font-weight-asian="bold" style:font-size-complex="7.5pt"/>
    </style:style>
    <style:style style:name="MT5" style:family="text">
      <style:text-properties fo:font-size="7.5pt" fo:language="en" fo:country="US" fo:font-weight="bold" style:font-size-asian="7.5pt" style:font-weight-asian="bold" style:font-size-complex="7.5pt" style:font-weight-complex="bold"/>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1811in" fo:margin-bottom="0.339in" fo:margin-left="1.1811in" fo:margin-right="0.3929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1535in" fo:margin-left="0in" fo:margin-right="0in" fo:margin-top="0.113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5909in" fo:margin-bottom="0.339in" fo:margin-left="1.1811in" fo:margin-right="0.3929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902in" fo:margin-left="0in" fo:margin-right="0in" fo:margin-bottom="0.5508in" style:dynamic-spacing="true"/>
      </style:header-style>
      <style:footer-style>
        <style:header-footer-properties fo:min-height="0.1535in" fo:margin-left="0in" fo:margin-right="0in" fo:margin-top="0.1138in" style:dynamic-spacing="true"/>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Table9" table:style-name="Table9">
          <table:table-column table:style-name="Table9.A"/>
          <table:table-column table:style-name="Table9.B"/>
          <table:table-row table:style-name="Table9.1">
            <table:table-cell table:style-name="Table9.A1" office:value-type="string">
              <text:p text:style-name="MP1"><text:span text:style-name="page_20_number"/></text:p>
            </table:table-cell>
            <table:table-cell table:style-name="Table9.A1" office:value-type="string">
              <text:p text:style-name="MP2"><text:span text:style-name="page_20_number"><text:span text:style-name="MT2"><text:page-number text:select-page="current">8</text:page-number></text:span></text:span><text:span text:style-name="page_20_number"><text:span text:style-name="MT2">/</text:span></text:span><text:span text:style-name="page_20_number"><text:span text:style-name="MT2"><text:page-count>8</text:page-count></text:span></text:span></text:p>
            </table:table-cell>
          </table:table-row>
        </table:table>
        <text:p text:style-name="MP3"><text:span text:style-name="page_20_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3"/>
    <style:master-page style:name="Converted7" style:page-layout-name="Mpm3"/>
    <style:master-page style:name="Converted8" style:page-layout-name="Mpm3"/>
    <style:master-page style:name="Converted9" style:page-layout-name="Mpm3"/>
    <style:master-page style:name="First_20_Page" style:display-name="First Page" style:page-layout-name="Mpm4" style:next-style-name="Standard">
      <style:header>
        <table:table table:name="Table10" table:style-name="Table10">
          <table:table-column table:style-name="Table10.A"/>
          <table:table-column table:style-name="Table10.B"/>
          <table:table-row table:style-name="Table10.1">
            <table:table-cell table:style-name="Table10.A1" office:value-type="string">
              <text:p text:style-name="Logo"><draw:frame draw:style-name="Mfr1" draw:name="Image 1" text:anchor-type="as-char" svg:width="2.1756in" svg:height="0.8402in" draw:z-index="0"><draw:image xlink:href="Pictures/100000000000028D000000FC49A81795817894ED.png" xlink:type="simple" xlink:show="embed" xlink:actuate="onLoad" loext:mime-type="image/png"/></draw:frame></text:p>
              <text:p text:style-name="Logo"/>
              <text:p text:style-name="MP4"/>
            </table:table-cell>
            <table:table-cell table:style-name="Table10.A1" office:value-type="string">
              <text:p text:style-name="zz_20_KopfDept"><text:span text:style-name="MT3">Federal Departement of Economic Affairs, <text:line-break/>Education and Research EAER</text:span></text:p>
              <text:p text:style-name="MP5"><text:span text:style-name="MT4">Federal Commission for Scholarships <text:line-break/>for Foreign Students FCS</text:span><text:span text:style-name="MT5"> </text:span></text:p>
            </table:table-cell>
          </table:table-row>
        </table:table>
        <text:p text:style-name="MP6"/>
      </style:header>
      <style:footer>
        <table:table table:name="Table11" table:style-name="Table11">
          <table:table-column table:style-name="Table11.A"/>
          <table:table-column table:style-name="Table11.B"/>
          <table:table-row table:style-name="Table11.1">
            <table:table-cell table:style-name="Table11.A1" office:value-type="string">
              <text:p text:style-name="MP7"/>
            </table:table-cell>
            <table:table-cell table:style-name="Table11.A1" office:value-type="string">
              <text:p text:style-name="MP8"><text:span text:style-name="page_20_number"><text:span text:style-name="MT2"><text:page-number text:select-page="current">1</text:page-number></text:span></text:span><text:span text:style-name="page_20_number"><text:span text:style-name="MT2">/</text:span></text:span><text:span text:style-name="page_20_number"><text:span text:style-name="MT2"><text:page-count>8</text:page-count></text:span></text:span></text:p>
            </table:table-cell>
          </table:table-row>
        </table:table>
        <text:p text:style-name="Footer"/>
      </style:footer>
    </style:master-page>
    <style:master-page style:name="Converted10" style:page-layout-name="Mpm5" style:next-style-name="Converted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ana Patricia Reis Vasconcelos</meta:initial-creator>
    <dc:creator>Joana Patrícia Reis Vasconcelos</dc:creator>
    <meta:editing-cycles>48</meta:editing-cycles>
    <meta:print-date>2018-04-22T12:09:00</meta:print-date>
    <meta:creation-date>2019-10-02T08:48:00</meta:creation-date>
    <dc:date>2019-10-10T09:19:00</dc:date>
    <meta:editing-duration>PT8H45M</meta:editing-duration>
    <meta:generator>LibreOffice/6.0.7.3$Linux_X86_64 LibreOffice_project/00m0$Build-3</meta:generator>
    <meta:document-statistic meta:table-count="12" meta:image-count="1" meta:object-count="0" meta:page-count="8" meta:paragraph-count="125" meta:word-count="3391" meta:character-count="23537" meta:non-whitespace-character-count="20093"/>
    <meta:user-defined meta:name="AppVersion">16.0000</meta:user-defined>
    <meta:user-defined meta:name="Company">Bundesverwaltu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Call_Suíca_Portugal\ESKAS_documents\03_ESKAS_Application_Research_Proposal_Form_2020_2021_e.dotx.dotx" xlink:href=""/>
  </office:meta>
</office:document-meta>
</file>